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8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2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3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ext-properties fo:color="#000000"/>
    </style:style>
    <style:style style:name="ce47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306270" table:style-name="ce5">
            <text:p>9.306.270</text:p>
          </table:table-cell>
          <table:table-cell office:value-type="float" office:value="2019500" table:style-name="ce5">
            <text:p>2.019.500</text:p>
          </table:table-cell>
          <table:table-cell office:value-type="float" office:value="1603000" table:style-name="ce5">
            <text:p>1.603.000</text:p>
          </table:table-cell>
          <table:table-cell office:value-type="float" office:value="463400" table:style-name="ce5">
            <text:p>463.400</text:p>
          </table:table-cell>
          <table:table-cell office:value-type="float" office:value="13392170" table:style-name="ce6">
            <text:p>13.392.170</text:p>
          </table:table-cell>
          <table:table-cell office:value-type="float" office:value="12485606" table:style-name="ce6">
            <text:p>12.485.606</text:p>
          </table:table-cell>
          <table:table-cell office:value-type="percentage" office:value="0.9323064148677922" table:style-name="ce7">
            <text:p>93,2%</text:p>
          </table:table-cell>
          <table:table-cell office:value-type="float" office:value="6718892" table:style-name="ce5">
            <text:p>6.718.892</text:p>
          </table:table-cell>
          <table:table-cell office:value-type="float" office:value="6457423" table:style-name="ce5">
            <text:p>6.457.423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508445" table:style-name="ce5">
            <text:p>1.508.445</text:p>
          </table:table-cell>
          <table:table-cell office:value-type="float" office:value="275200" table:style-name="ce5">
            <text:p>275.200</text:p>
          </table:table-cell>
          <table:table-cell office:value-type="float" office:value="265100" table:style-name="ce5">
            <text:p>265.100</text:p>
          </table:table-cell>
          <table:table-cell office:value-type="float" office:value="64700" table:style-name="ce5">
            <text:p>64.700</text:p>
          </table:table-cell>
          <table:table-cell office:value-type="float" office:value="2113445" table:style-name="ce6">
            <text:p>2.113.445</text:p>
          </table:table-cell>
          <table:table-cell office:value-type="float" office:value="1941382" table:style-name="ce6">
            <text:p>1.941.382</text:p>
          </table:table-cell>
          <table:table-cell office:value-type="percentage" office:value="0.91858647847471786" table:style-name="ce7">
            <text:p>91,9%</text:p>
          </table:table-cell>
          <table:table-cell office:value-type="float" office:value="1051495" table:style-name="ce5">
            <text:p>1.051.495</text:p>
          </table:table-cell>
          <table:table-cell office:value-type="float" office:value="1012266" table:style-name="ce5">
            <text:p>1.012.266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200155" table:style-name="ce5">
            <text:p>1.200.155</text:p>
          </table:table-cell>
          <table:table-cell office:value-type="float" office:value="162000" table:style-name="ce5">
            <text:p>162.000</text:p>
          </table:table-cell>
          <table:table-cell office:value-type="float" office:value="220900" table:style-name="ce5">
            <text:p>220.900</text:p>
          </table:table-cell>
          <table:table-cell office:value-type="float" office:value="49700" table:style-name="ce5">
            <text:p>49.700</text:p>
          </table:table-cell>
          <table:table-cell office:value-type="float" office:value="1632755" table:style-name="ce6">
            <text:p>1.632.755</text:p>
          </table:table-cell>
          <table:table-cell office:value-type="float" office:value="1639144" table:style-name="ce6">
            <text:p>1.639.144</text:p>
          </table:table-cell>
          <table:table-cell office:value-type="percentage" office:value="1.0039130181809273" table:style-name="ce7">
            <text:p>100,4%</text:p>
          </table:table-cell>
          <table:table-cell office:value-type="float" office:value="867365" table:style-name="ce5">
            <text:p>867.365</text:p>
          </table:table-cell>
          <table:table-cell office:value-type="float" office:value="844285" table:style-name="ce5">
            <text:p>844.285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72150" table:style-name="ce5">
            <text:p>1.272.150</text:p>
          </table:table-cell>
          <table:table-cell office:value-type="float" office:value="305100" table:style-name="ce5">
            <text:p>305.1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896050" table:style-name="ce6">
            <text:p>1.896.050</text:p>
          </table:table-cell>
          <table:table-cell office:value-type="float" office:value="1555741" table:style-name="ce6">
            <text:p>1.555.741</text:p>
          </table:table-cell>
          <table:table-cell office:value-type="percentage" office:value="0.82051686400675083" table:style-name="ce7">
            <text:p>82,1%</text:p>
          </table:table-cell>
          <table:table-cell office:value-type="float" office:value="837722" table:style-name="ce5">
            <text:p>837.722</text:p>
          </table:table-cell>
          <table:table-cell office:value-type="float" office:value="807503" table:style-name="ce5">
            <text:p>807.503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324760" table:style-name="ce5">
            <text:p>2.324.760</text:p>
          </table:table-cell>
          <table:table-cell office:value-type="float" office:value="574700" table:style-name="ce5">
            <text:p>574.700</text:p>
          </table:table-cell>
          <table:table-cell office:value-type="float" office:value="455800" table:style-name="ce5">
            <text:p>455.800</text:p>
          </table:table-cell>
          <table:table-cell office:value-type="float" office:value="133650" table:style-name="ce5">
            <text:p>133.650</text:p>
          </table:table-cell>
          <table:table-cell office:value-type="float" office:value="3488910" table:style-name="ce6">
            <text:p>3.488.910</text:p>
          </table:table-cell>
          <table:table-cell office:value-type="float" office:value="3073726" table:style-name="ce6">
            <text:p>3.073.726</text:p>
          </table:table-cell>
          <table:table-cell office:value-type="percentage" office:value="0.88099893663063822" table:style-name="ce7">
            <text:p>88,1%</text:p>
          </table:table-cell>
          <table:table-cell office:value-type="float" office:value="1650590" table:style-name="ce5">
            <text:p>1.650.590</text:p>
          </table:table-cell>
          <table:table-cell office:value-type="float" office:value="1587213" table:style-name="ce5">
            <text:p>1.587.213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66465" table:style-name="ce5">
            <text:p>666.465</text:p>
          </table:table-cell>
          <table:table-cell office:value-type="float" office:value="114900" table:style-name="ce5">
            <text:p>114.900</text:p>
          </table:table-cell>
          <table:table-cell office:value-type="float" office:value="125200" table:style-name="ce5">
            <text:p>125.200</text:p>
          </table:table-cell>
          <table:table-cell office:value-type="float" office:value="24950" table:style-name="ce5">
            <text:p>24.950</text:p>
          </table:table-cell>
          <table:table-cell office:value-type="float" office:value="931515" table:style-name="ce6">
            <text:p>931.515</text:p>
          </table:table-cell>
          <table:table-cell office:value-type="float" office:value="876327" table:style-name="ce6">
            <text:p>876.327</text:p>
          </table:table-cell>
          <table:table-cell office:value-type="percentage" office:value="0.94075457722097877" table:style-name="ce7">
            <text:p>94,1%</text:p>
          </table:table-cell>
          <table:table-cell office:value-type="float" office:value="472590" table:style-name="ce5">
            <text:p>472.590</text:p>
          </table:table-cell>
          <table:table-cell office:value-type="float" office:value="444278" table:style-name="ce5">
            <text:p>444.278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819415" table:style-name="ce5">
            <text:p>2.819.415</text:p>
          </table:table-cell>
          <table:table-cell office:value-type="float" office:value="412400" table:style-name="ce5">
            <text:p>412.400</text:p>
          </table:table-cell>
          <table:table-cell office:value-type="float" office:value="481200" table:style-name="ce5">
            <text:p>481.200</text:p>
          </table:table-cell>
          <table:table-cell office:value-type="float" office:value="112850" table:style-name="ce5">
            <text:p>112.850</text:p>
          </table:table-cell>
          <table:table-cell office:value-type="float" office:value="3825865" table:style-name="ce6">
            <text:p>3.825.865</text:p>
          </table:table-cell>
          <table:table-cell office:value-type="float" office:value="3654875" table:style-name="ce6">
            <text:p>3.654.875</text:p>
          </table:table-cell>
          <table:table-cell office:value-type="percentage" office:value="0.95530683910697323" table:style-name="ce7">
            <text:p>95,5%</text:p>
          </table:table-cell>
          <table:table-cell office:value-type="float" office:value="1970283" table:style-name="ce5">
            <text:p>1.970.283</text:p>
          </table:table-cell>
          <table:table-cell office:value-type="float" office:value="1886940" table:style-name="ce5">
            <text:p>1.886.940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256795" table:style-name="ce5">
            <text:p>2.256.795</text:p>
          </table:table-cell>
          <table:table-cell office:value-type="float" office:value="446800" table:style-name="ce5">
            <text:p>446.800</text:p>
          </table:table-cell>
          <table:table-cell office:value-type="float" office:value="411700" table:style-name="ce5">
            <text:p>411.700</text:p>
          </table:table-cell>
          <table:table-cell office:value-type="float" office:value="101375" table:style-name="ce5">
            <text:p>101.375</text:p>
          </table:table-cell>
          <table:table-cell office:value-type="float" office:value="3216670" table:style-name="ce6">
            <text:p>3.216.670</text:p>
          </table:table-cell>
          <table:table-cell office:value-type="float" office:value="2937228" table:style-name="ce6">
            <text:p>2.937.228</text:p>
          </table:table-cell>
          <table:table-cell office:value-type="percentage" office:value="0.91312692940214568" table:style-name="ce7">
            <text:p>91,3%</text:p>
          </table:table-cell>
          <table:table-cell office:value-type="float" office:value="1594456" table:style-name="ce5">
            <text:p>1.594.456</text:p>
          </table:table-cell>
          <table:table-cell office:value-type="float" office:value="1505116" table:style-name="ce5">
            <text:p>1.505.116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514300" table:style-name="ce5">
            <text:p>1.514.300</text:p>
          </table:table-cell>
          <table:table-cell office:value-type="float" office:value="375750" table:style-name="ce5">
            <text:p>375.750</text:p>
          </table:table-cell>
          <table:table-cell office:value-type="float" office:value="11863410" table:style-name="ce6">
            <text:p>11.863.410</text:p>
          </table:table-cell>
          <table:table-cell office:value-type="float" office:value="10746459" table:style-name="ce6">
            <text:p>10.746.459</text:p>
          </table:table-cell>
          <table:table-cell office:value-type="percentage" office:value="0.90584907712032203" table:style-name="ce7">
            <text:p>90,6%</text:p>
          </table:table-cell>
          <table:table-cell office:value-type="float" office:value="5822939" table:style-name="ce5">
            <text:p>5.822.939</text:p>
          </table:table-cell>
          <table:table-cell office:value-type="float" office:value="5573911" table:style-name="ce5">
            <text:p>5.573.911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719150" table:style-name="ce5">
            <text:p>5.719.150</text:p>
          </table:table-cell>
          <table:table-cell office:value-type="float" office:value="1213650" table:style-name="ce5">
            <text:p>1.213.650</text:p>
          </table:table-cell>
          <table:table-cell office:value-type="float" office:value="863900" table:style-name="ce5">
            <text:p>863.900</text:p>
          </table:table-cell>
          <table:table-cell office:value-type="float" office:value="213450" table:style-name="ce5">
            <text:p>213.450</text:p>
          </table:table-cell>
          <table:table-cell office:value-type="float" office:value="8010150" table:style-name="ce6">
            <text:p>8.010.150</text:p>
          </table:table-cell>
          <table:table-cell office:value-type="float" office:value="7422367" table:style-name="ce6">
            <text:p>7.422.367</text:p>
          </table:table-cell>
          <table:table-cell office:value-type="percentage" office:value="0.92662022558878421" table:style-name="ce7">
            <text:p>92,7%</text:p>
          </table:table-cell>
          <table:table-cell office:value-type="float" office:value="4023583" table:style-name="ce5">
            <text:p>4.023.583</text:p>
          </table:table-cell>
          <table:table-cell office:value-type="float" office:value="3844699" table:style-name="ce5">
            <text:p>3.844.699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216295" table:style-name="ce5">
            <text:p>1.216.295</text:p>
          </table:table-cell>
          <table:table-cell office:value-type="float" office:value="218200" table:style-name="ce5">
            <text:p>218.200</text:p>
          </table:table-cell>
          <table:table-cell office:value-type="float" office:value="186000" table:style-name="ce5">
            <text:p>186.000</text:p>
          </table:table-cell>
          <table:table-cell office:value-type="float" office:value="51750" table:style-name="ce5">
            <text:p>51.750</text:p>
          </table:table-cell>
          <table:table-cell office:value-type="float" office:value="1672245" table:style-name="ce6">
            <text:p>1.672.245</text:p>
          </table:table-cell>
          <table:table-cell office:value-type="float" office:value="1658813" table:style-name="ce6">
            <text:p>1.658.813</text:p>
          </table:table-cell>
          <table:table-cell office:value-type="percentage" office:value="0.99196768416111281" table:style-name="ce7">
            <text:p>99,2%</text:p>
          </table:table-cell>
          <table:table-cell office:value-type="float" office:value="887545" table:style-name="ce5">
            <text:p>887.545</text:p>
          </table:table-cell>
          <table:table-cell office:value-type="float" office:value="856217" table:style-name="ce5">
            <text:p>856.217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117589" table:style-name="ce5">
            <text:p>3.117.589</text:p>
          </table:table-cell>
          <table:table-cell office:value-type="float" office:value="507400" table:style-name="ce5">
            <text:p>507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22700" table:style-name="ce5">
            <text:p>122.700</text:p>
          </table:table-cell>
          <table:table-cell office:value-type="float" office:value="4321089" table:style-name="ce6">
            <text:p>4.321.089</text:p>
          </table:table-cell>
          <table:table-cell office:value-type="float" office:value="4278235" table:style-name="ce6">
            <text:p>4.278.235</text:p>
          </table:table-cell>
          <table:table-cell office:value-type="percentage" office:value="0.99008259260570652" table:style-name="ce7">
            <text:p>99,0%</text:p>
          </table:table-cell>
          <table:table-cell office:value-type="float" office:value="2289262" table:style-name="ce5">
            <text:p>2.289.262</text:p>
          </table:table-cell>
          <table:table-cell office:value-type="float" office:value="2194826" table:style-name="ce5">
            <text:p>2.194.826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69785" table:style-name="ce5">
            <text:p>369.785</text:p>
          </table:table-cell>
          <table:table-cell office:value-type="float" office:value="67600" table:style-name="ce5">
            <text:p>67.600</text:p>
          </table:table-cell>
          <table:table-cell office:value-type="float" office:value="53300" table:style-name="ce5">
            <text:p>53.300</text:p>
          </table:table-cell>
          <table:table-cell office:value-type="float" office:value="15200" table:style-name="ce5">
            <text:p>15.200</text:p>
          </table:table-cell>
          <table:table-cell office:value-type="float" office:value="505885" table:style-name="ce6">
            <text:p>505.885</text:p>
          </table:table-cell>
          <table:table-cell office:value-type="float" office:value="465957" table:style-name="ce6">
            <text:p>465.957</text:p>
          </table:table-cell>
          <table:table-cell office:value-type="percentage" office:value="0.92107297112980224" table:style-name="ce7">
            <text:p>92,1%</text:p>
          </table:table-cell>
          <table:table-cell office:value-type="float" office:value="254688" table:style-name="ce5">
            <text:p>254.688</text:p>
          </table:table-cell>
          <table:table-cell office:value-type="float" office:value="245361" table:style-name="ce5">
            <text:p>245.361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602579" table:style-name="ce5">
            <text:p>7.602.579</text:p>
          </table:table-cell>
          <table:table-cell office:value-type="float" office:value="1645800" table:style-name="ce5">
            <text:p>1.645.800</text:p>
          </table:table-cell>
          <table:table-cell office:value-type="float" office:value="1220900" table:style-name="ce5">
            <text:p>1.220.900</text:p>
          </table:table-cell>
          <table:table-cell office:value-type="float" office:value="381450" table:style-name="ce5">
            <text:p>381.450</text:p>
          </table:table-cell>
          <table:table-cell office:value-type="float" office:value="10850729" table:style-name="ce6">
            <text:p>10.850.729</text:p>
          </table:table-cell>
          <table:table-cell office:value-type="float" office:value="9458545" table:style-name="ce6">
            <text:p>9.458.545</text:p>
          </table:table-cell>
          <table:table-cell office:value-type="percentage" office:value="0.87169673115972213" table:style-name="ce7">
            <text:p>87,2%</text:p>
          </table:table-cell>
          <table:table-cell office:value-type="float" office:value="5222228" table:style-name="ce5">
            <text:p>5.222.228</text:p>
          </table:table-cell>
          <table:table-cell office:value-type="float" office:value="4918043" table:style-name="ce5">
            <text:p>4.918.043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87865" table:style-name="ce5">
            <text:p>1.687.865</text:p>
          </table:table-cell>
          <table:table-cell office:value-type="float" office:value="398000" table:style-name="ce5">
            <text:p>398.000</text:p>
          </table:table-cell>
          <table:table-cell office:value-type="float" office:value="253100" table:style-name="ce5">
            <text:p>253.100</text:p>
          </table:table-cell>
          <table:table-cell office:value-type="float" office:value="68300" table:style-name="ce5">
            <text:p>68.300</text:p>
          </table:table-cell>
          <table:table-cell office:value-type="float" office:value="2407265" table:style-name="ce6">
            <text:p>2.407.265</text:p>
          </table:table-cell>
          <table:table-cell office:value-type="float" office:value="2164300" table:style-name="ce6">
            <text:p>2.164.300</text:p>
          </table:table-cell>
          <table:table-cell office:value-type="percentage" office:value="0.8990701065316864" table:style-name="ce7">
            <text:p>89,9%</text:p>
          </table:table-cell>
          <table:table-cell office:value-type="float" office:value="1168608" table:style-name="ce5">
            <text:p>1.168.608</text:p>
          </table:table-cell>
          <table:table-cell office:value-type="float" office:value="1116909" table:style-name="ce5">
            <text:p>1.116.909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34325" table:style-name="ce5">
            <text:p>734.325</text:p>
          </table:table-cell>
          <table:table-cell office:value-type="float" office:value="151500" table:style-name="ce5">
            <text:p>151.500</text:p>
          </table:table-cell>
          <table:table-cell office:value-type="float" office:value="136600" table:style-name="ce5">
            <text:p>136.600</text:p>
          </table:table-cell>
          <table:table-cell office:value-type="float" office:value="32750" table:style-name="ce5">
            <text:p>32.750</text:p>
          </table:table-cell>
          <table:table-cell office:value-type="float" office:value="1055175" table:style-name="ce6">
            <text:p>1.055.175</text:p>
          </table:table-cell>
          <table:table-cell office:value-type="float" office:value="954091" table:style-name="ce6">
            <text:p>954.091</text:p>
          </table:table-cell>
          <table:table-cell office:value-type="percentage" office:value="0.90420167270831853" table:style-name="ce7">
            <text:p>90,4%</text:p>
          </table:table-cell>
          <table:table-cell office:value-type="float" office:value="517573" table:style-name="ce5">
            <text:p>517.573</text:p>
          </table:table-cell>
          <table:table-cell office:value-type="float" office:value="499988" table:style-name="ce5">
            <text:p>499.988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484900" table:style-name="ce5">
            <text:p>2.484.900</text:p>
          </table:table-cell>
          <table:table-cell office:value-type="float" office:value="526100" table:style-name="ce5">
            <text:p>526.1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566050" table:style-name="ce6">
            <text:p>3.566.050</text:p>
          </table:table-cell>
          <table:table-cell office:value-type="float" office:value="3259521" table:style-name="ce6">
            <text:p>3.259.521</text:p>
          </table:table-cell>
          <table:table-cell office:value-type="percentage" office:value="0.91404242789641199" table:style-name="ce7">
            <text:p>91,4%</text:p>
          </table:table-cell>
          <table:table-cell office:value-type="float" office:value="1780824" table:style-name="ce5">
            <text:p>1.780.824</text:p>
          </table:table-cell>
          <table:table-cell office:value-type="float" office:value="1696440" table:style-name="ce5">
            <text:p>1.696.440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5580" table:style-name="ce5">
            <text:p>95.580</text:p>
          </table:table-cell>
          <table:table-cell office:value-type="float" office:value="22400" table:style-name="ce5">
            <text:p>22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40230" table:style-name="ce6">
            <text:p>140.230</text:p>
          </table:table-cell>
          <table:table-cell office:value-type="float" office:value="108007" table:style-name="ce6">
            <text:p>108.007</text:p>
          </table:table-cell>
          <table:table-cell office:value-type="percentage" office:value="0.77021322113670398" table:style-name="ce7">
            <text:p>77,0%</text:p>
          </table:table-cell>
          <table:table-cell office:value-type="float" office:value="59495" table:style-name="ce5">
            <text:p>59.495</text:p>
          </table:table-cell>
          <table:table-cell office:value-type="float" office:value="55625" table:style-name="ce5">
            <text:p>55.625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6750" table:style-name="ce5">
            <text:p>96.750</text:p>
          </table:table-cell>
          <table:table-cell office:value-type="float" office:value="23500" table:style-name="ce5">
            <text:p>23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41100" table:style-name="ce6">
            <text:p>141.100</text:p>
          </table:table-cell>
          <table:table-cell office:value-type="float" office:value="98432" table:style-name="ce6">
            <text:p>98.432</text:p>
          </table:table-cell>
          <table:table-cell office:value-type="percentage" office:value="0.69760453579021975" table:style-name="ce7">
            <text:p>69,8%</text:p>
          </table:table-cell>
          <table:table-cell office:value-type="float" office:value="55588" table:style-name="ce5">
            <text:p>55.588</text:p>
          </table:table-cell>
          <table:table-cell office:value-type="float" office:value="52118" table:style-name="ce5">
            <text:p>52.118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8138" table:style-name="ce5">
            <text:p>48.138</text:p>
          </table:table-cell>
          <table:table-cell office:value-type="float" office:value="58300" table:style-name="ce5">
            <text:p>58.300</text:p>
          </table:table-cell>
          <table:table-cell office:value-type="float" office:value="103800" table:style-name="ce5">
            <text:p>103.800</text:p>
          </table:table-cell>
          <table:table-cell office:value-type="float" office:value="2000" table:style-name="ce5">
            <text:p>2.000</text:p>
          </table:table-cell>
          <table:table-cell office:value-type="float" office:value="212238" table:style-name="ce6">
            <text:p>212.238</text:p>
          </table:table-cell>
          <table:table-cell office:value-type="float" office:value="170978" table:style-name="ce6">
            <text:p>170.978</text:p>
          </table:table-cell>
          <table:table-cell office:value-type="percentage" office:value="0.80559560493408344" table:style-name="ce7">
            <text:p>80,6%</text:p>
          </table:table-cell>
          <table:table-cell office:value-type="float" office:value="91763" table:style-name="ce5">
            <text:p>91.763</text:p>
          </table:table-cell>
          <table:table-cell office:value-type="float" office:value="85506" table:style-name="ce5">
            <text:p>85.506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680" table:style-name="ce5">
            <text:p>4.680</text:p>
          </table:table-cell>
          <table:table-cell office:value-type="float" office:value="0" table:style-name="ce5">
            <text:p>0</text:p>
          </table:table-cell>
          <table:table-cell office:value-type="float" office:value="3285" table:style-name="ce5">
            <text:p>3.285</text:p>
          </table:table-cell>
          <table:table-cell office:value-type="float" office:value="7965" table:style-name="ce6">
            <text:p>7.965</text:p>
          </table:table-cell>
          <table:table-cell office:value-type="float" office:value="5457" table:style-name="ce6">
            <text:p>5.457</text:p>
          </table:table-cell>
          <table:table-cell office:value-type="percentage" office:value="0.68512241054613932" table:style-name="ce7">
            <text:p>68,5%</text:p>
          </table:table-cell>
          <table:table-cell office:value-type="float" office:value="3966" table:style-name="ce5">
            <text:p>3.966</text:p>
          </table:table-cell>
          <table:table-cell office:value-type="float" office:value="3774" table:style-name="ce5">
            <text:p>3.774</text:p>
          </table:table-cell>
          <table:table-cell office:value-type="date" office:date-value="2021-09-14T00:00:00" table:style-name="ce8">
            <text:p>14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2895871" table:style-name="ce11">
            <text:p>52.895.871</text:p>
          </table:table-cell>
          <table:table-cell office:value-type="float" office:value="10752630" table:style-name="ce12">
            <text:p>10.752.630</text:p>
          </table:table-cell>
          <table:table-cell office:value-type="float" office:value="9202000" table:style-name="ce13">
            <text:p>9.202.000</text:p>
          </table:table-cell>
          <table:table-cell office:value-type="float" office:value="2400410" table:style-name="ce14">
            <text:p>2.400.410</text:p>
          </table:table-cell>
          <table:table-cell office:value-type="float" office:value="75250911" table:style-name="ce15">
            <text:p>75.250.911</text:p>
          </table:table-cell>
          <table:table-cell office:value-type="float" office:value="68955191" table:style-name="ce15">
            <text:p>68.955.191</text:p>
          </table:table-cell>
          <table:table-cell office:value-type="percentage" office:value="0.91633695969474704" table:style-name="ce16">
            <text:p>91,6%</text:p>
          </table:table-cell>
          <table:table-cell office:value-type="float" office:value="37341455" table:style-name="ce15">
            <text:p>37.341.455</text:p>
          </table:table-cell>
          <table:table-cell office:value-type="float" office:value="35688441" table:style-name="ce15">
            <text:p>35.688.441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52528" table:style-name="ce23">
            <text:p>4.452.528</text:p>
          </table:table-cell>
          <table:table-cell office:value-type="percentage" office:value="0.96163193690783877" table:style-name="ce24">
            <text:p>96,2%</text:p>
          </table:table-cell>
          <table:table-cell office:value-type="float" office:value="4388118" table:style-name="ce23">
            <text:p>4.388.118</text:p>
          </table:table-cell>
          <table:table-cell office:value-type="percentage" office:value="0.94772102763197708" table:style-name="ce24">
            <text:p>94,8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23">
            <text:p>787.338</text:p>
          </table:table-cell>
          <table:table-cell office:value-type="float" office:value="744701" table:style-name="ce23">
            <text:p>744.701</text:p>
          </table:table-cell>
          <table:table-cell office:value-type="percentage" office:value="0.94584663765752441" table:style-name="ce24">
            <text:p>94,6%</text:p>
          </table:table-cell>
          <table:table-cell office:value-type="float" office:value="733732" table:style-name="ce23">
            <text:p>733.732</text:p>
          </table:table-cell>
          <table:table-cell office:value-type="percentage" office:value="0.9319148828076379" table:style-name="ce24">
            <text:p>93,2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23">
            <text:p>676.365</text:p>
          </table:table-cell>
          <table:table-cell office:value-type="float" office:value="653646" table:style-name="ce23">
            <text:p>653.646</text:p>
          </table:table-cell>
          <table:table-cell office:value-type="percentage" office:value="0.96641014836663641" table:style-name="ce24">
            <text:p>96,6%</text:p>
          </table:table-cell>
          <table:table-cell office:value-type="float" office:value="647846" table:style-name="ce23">
            <text:p>647.846</text:p>
          </table:table-cell>
          <table:table-cell office:value-type="percentage" office:value="0.95783489683824563" table:style-name="ce24">
            <text:p>95,8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23">
            <text:p>619.258</text:p>
          </table:table-cell>
          <table:table-cell office:value-type="float" office:value="553230" table:style-name="ce23">
            <text:p>553.230</text:p>
          </table:table-cell>
          <table:table-cell office:value-type="percentage" office:value="0.89337562050066366" table:style-name="ce24">
            <text:p>89,3%</text:p>
          </table:table-cell>
          <table:table-cell office:value-type="float" office:value="543578" table:style-name="ce23">
            <text:p>543.578</text:p>
          </table:table-cell>
          <table:table-cell office:value-type="percentage" office:value="0.87778922516947699" table:style-name="ce24">
            <text:p>87,8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23">
            <text:p>1.218.295</text:p>
          </table:table-cell>
          <table:table-cell office:value-type="float" office:value="1101442" table:style-name="ce23">
            <text:p>1.101.442</text:p>
          </table:table-cell>
          <table:table-cell office:value-type="percentage" office:value="0.90408480704591254" table:style-name="ce24">
            <text:p>90,4%</text:p>
          </table:table-cell>
          <table:table-cell office:value-type="float" office:value="1082521" table:style-name="ce23">
            <text:p>1.082.521</text:p>
          </table:table-cell>
          <table:table-cell office:value-type="percentage" office:value="0.88855408583306994" table:style-name="ce24">
            <text:p>88,9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23">
            <text:p>359.186</text:p>
          </table:table-cell>
          <table:table-cell office:value-type="float" office:value="344576" table:style-name="ce23">
            <text:p>344.576</text:p>
          </table:table-cell>
          <table:table-cell office:value-type="percentage" office:value="0.95932469528322373" table:style-name="ce24">
            <text:p>95,9%</text:p>
          </table:table-cell>
          <table:table-cell office:value-type="float" office:value="341016" table:style-name="ce23">
            <text:p>341.016</text:p>
          </table:table-cell>
          <table:table-cell office:value-type="percentage" office:value="0.94941339584504969" table:style-name="ce24">
            <text:p>94,9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23">
            <text:p>1.532.122</text:p>
          </table:table-cell>
          <table:table-cell office:value-type="float" office:value="1465409" table:style-name="ce23">
            <text:p>1.465.409</text:p>
          </table:table-cell>
          <table:table-cell office:value-type="percentage" office:value="0.95645712286619478" table:style-name="ce24">
            <text:p>95,6%</text:p>
          </table:table-cell>
          <table:table-cell office:value-type="float" office:value="1444797" table:style-name="ce23">
            <text:p>1.444.797</text:p>
          </table:table-cell>
          <table:table-cell office:value-type="percentage" office:value="0.94300388611350794" table:style-name="ce24">
            <text:p>94,3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23">
            <text:p>1.150.822</text:p>
          </table:table-cell>
          <table:table-cell office:value-type="float" office:value="1086093" table:style-name="ce23">
            <text:p>1.086.093</text:p>
          </table:table-cell>
          <table:table-cell office:value-type="percentage" office:value="0.94375411662272701" table:style-name="ce24">
            <text:p>94,4%</text:p>
          </table:table-cell>
          <table:table-cell office:value-type="float" office:value="1053589" table:style-name="ce23">
            <text:p>1.053.589</text:p>
          </table:table-cell>
          <table:table-cell office:value-type="percentage" office:value="0.91550995723057083" table:style-name="ce24">
            <text:p>91,6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23">
            <text:p>4.328.607</text:p>
          </table:table-cell>
          <table:table-cell office:value-type="float" office:value="4000320" table:style-name="ce23">
            <text:p>4.000.320</text:p>
          </table:table-cell>
          <table:table-cell office:value-type="percentage" office:value="0.92415874206182269" table:style-name="ce24">
            <text:p>92,4%</text:p>
          </table:table-cell>
          <table:table-cell office:value-type="float" office:value="3931261" table:style-name="ce23">
            <text:p>3.931.261</text:p>
          </table:table-cell>
          <table:table-cell office:value-type="percentage" office:value="0.90820464874727602" table:style-name="ce24">
            <text:p>90,8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23">
            <text:p>2.899.043</text:p>
          </table:table-cell>
          <table:table-cell office:value-type="float" office:value="2759710" table:style-name="ce23">
            <text:p>2.759.710</text:p>
          </table:table-cell>
          <table:table-cell office:value-type="percentage" office:value="0.95193827756263016" table:style-name="ce24">
            <text:p>95,2%</text:p>
          </table:table-cell>
          <table:table-cell office:value-type="float" office:value="2718225" table:style-name="ce23">
            <text:p>2.718.225</text:p>
          </table:table-cell>
          <table:table-cell office:value-type="percentage" office:value="0.93762838288359296" table:style-name="ce24">
            <text:p>93,8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23">
            <text:p>621.888</text:p>
          </table:table-cell>
          <table:table-cell office:value-type="float" office:value="613075" table:style-name="ce23">
            <text:p>613.075</text:p>
          </table:table-cell>
          <table:table-cell office:value-type="percentage" office:value="0.98582863795410103" table:style-name="ce24">
            <text:p>98,6%</text:p>
          </table:table-cell>
          <table:table-cell office:value-type="float" office:value="605826" table:style-name="ce23">
            <text:p>605.826</text:p>
          </table:table-cell>
          <table:table-cell office:value-type="percentage" office:value="0.97417219820932388" table:style-name="ce24">
            <text:p>97,4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23">
            <text:p>1.720.101</text:p>
          </table:table-cell>
          <table:table-cell office:value-type="float" office:value="1671752" table:style-name="ce23">
            <text:p>1.671.752</text:p>
          </table:table-cell>
          <table:table-cell office:value-type="percentage" office:value="0.97189176682066925" table:style-name="ce24">
            <text:p>97,2%</text:p>
          </table:table-cell>
          <table:table-cell office:value-type="float" office:value="1656225" table:style-name="ce23">
            <text:p>1.656.225</text:p>
          </table:table-cell>
          <table:table-cell office:value-type="percentage" office:value="0.96286497130110382" table:style-name="ce24">
            <text:p>96,3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23">
            <text:p>188.661</text:p>
          </table:table-cell>
          <table:table-cell office:value-type="float" office:value="182115" table:style-name="ce23">
            <text:p>182.115</text:p>
          </table:table-cell>
          <table:table-cell office:value-type="percentage" office:value="0.96530284478509076" table:style-name="ce24">
            <text:p>96,5%</text:p>
          </table:table-cell>
          <table:table-cell office:value-type="float" office:value="179385" table:style-name="ce23">
            <text:p>179.385</text:p>
          </table:table-cell>
          <table:table-cell office:value-type="percentage" office:value="0.95083244549747958" table:style-name="ce24">
            <text:p>95,1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23">
            <text:p>3.732.280</text:p>
          </table:table-cell>
          <table:table-cell office:value-type="float" office:value="3519474" table:style-name="ce23">
            <text:p>3.519.474</text:p>
          </table:table-cell>
          <table:table-cell office:value-type="percentage" office:value="0.9429823057219715" table:style-name="ce24">
            <text:p>94,3%</text:p>
          </table:table-cell>
          <table:table-cell office:value-type="float" office:value="3447148" table:style-name="ce23">
            <text:p>3.447.148</text:p>
          </table:table-cell>
          <table:table-cell office:value-type="percentage" office:value="0.92360380250142005" table:style-name="ce24">
            <text:p>92,4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23">
            <text:p>786.992</text:p>
          </table:table-cell>
          <table:table-cell office:value-type="float" office:value="759041" table:style-name="ce23">
            <text:p>759.041</text:p>
          </table:table-cell>
          <table:table-cell office:value-type="percentage" office:value="0.96448375587045354" table:style-name="ce24">
            <text:p>96,4%</text:p>
          </table:table-cell>
          <table:table-cell office:value-type="float" office:value="740963" table:style-name="ce23">
            <text:p>740.963</text:p>
          </table:table-cell>
          <table:table-cell office:value-type="percentage" office:value="0.94151274727062029" table:style-name="ce24">
            <text:p>94,2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23">
            <text:p>375.498</text:p>
          </table:table-cell>
          <table:table-cell office:value-type="float" office:value="356321" table:style-name="ce23">
            <text:p>356.321</text:p>
          </table:table-cell>
          <table:table-cell office:value-type="percentage" office:value="0.94892915541494227" table:style-name="ce24">
            <text:p>94,9%</text:p>
          </table:table-cell>
          <table:table-cell office:value-type="float" office:value="351321" table:style-name="ce23">
            <text:p>351.321</text:p>
          </table:table-cell>
          <table:table-cell office:value-type="percentage" office:value="0.93561350526500808" table:style-name="ce24">
            <text:p>93,6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23">
            <text:p>1.353.260</text:p>
          </table:table-cell>
          <table:table-cell office:value-type="float" office:value="1295163" table:style-name="ce23">
            <text:p>1.295.163</text:p>
          </table:table-cell>
          <table:table-cell office:value-type="percentage" office:value="0.95706885594785929" table:style-name="ce24">
            <text:p>95,7%</text:p>
          </table:table-cell>
          <table:table-cell office:value-type="float" office:value="1275741" table:style-name="ce23">
            <text:p>1.275.741</text:p>
          </table:table-cell>
          <table:table-cell office:value-type="percentage" office:value="0.94271684672568468" table:style-name="ce24">
            <text:p>94,3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23">
            <text:p>38.978</text:p>
          </table:table-cell>
          <table:table-cell office:value-type="float" office:value="35215" table:style-name="ce23">
            <text:p>35.215</text:p>
          </table:table-cell>
          <table:table-cell office:value-type="percentage" office:value="0.90345836112678946" table:style-name="ce24">
            <text:p>90,3%</text:p>
          </table:table-cell>
          <table:table-cell office:value-type="float" office:value="34312" table:style-name="ce23">
            <text:p>34.312</text:p>
          </table:table-cell>
          <table:table-cell office:value-type="percentage" office:value="0.88029144645697577" table:style-name="ce24">
            <text:p>88,0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23">
            <text:p>37.225</text:p>
          </table:table-cell>
          <table:table-cell office:value-type="float" office:value="31912" table:style-name="ce23">
            <text:p>31.912</text:p>
          </table:table-cell>
          <table:table-cell office:value-type="percentage" office:value="0.8572733378106111" table:style-name="ce24">
            <text:p>85,7%</text:p>
          </table:table-cell>
          <table:table-cell office:value-type="float" office:value="31081" table:style-name="ce23">
            <text:p>31.081</text:p>
          </table:table-cell>
          <table:table-cell office:value-type="percentage" office:value="0.83494963062458027" table:style-name="ce24">
            <text:p>83,5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23">
            <text:p>-</text:p>
          </table:table-cell>
          <table:table-cell office:value-type="float" office:value="34750" table:style-name="ce23">
            <text:p>34.750</text:p>
          </table:table-cell>
          <table:table-cell office:value-type="string" table:style-name="ce24">
            <text:p>-</text:p>
          </table:table-cell>
          <table:table-cell office:value-type="float" office:value="32761" table:style-name="ce23">
            <text:p>32.761</text:p>
          </table:table-cell>
          <table:table-cell office:value-type="string" table:style-name="ce24">
            <text:p>-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23">
            <text:p>-</text:p>
          </table:table-cell>
          <table:table-cell office:value-type="float" office:value="1736" table:style-name="ce23">
            <text:p>1.736</text:p>
          </table:table-cell>
          <table:table-cell office:value-type="string" table:style-name="ce24">
            <text:p>-</text:p>
          </table:table-cell>
          <table:table-cell office:value-type="float" office:value="1678" table:style-name="ce23">
            <text:p>1.678</text:p>
          </table:table-cell>
          <table:table-cell office:value-type="string" table:style-name="ce24">
            <text:p>-</text:p>
          </table:table-cell>
          <table:table-cell office:value-type="date" office:date-value="2021-09-14T00:00:00" table:style-name="ce25">
            <text:p>14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662209" table:style-name="ce15">
            <text:p>25.662.209</text:p>
          </table:table-cell>
          <table:table-cell office:value-type="percentage" office:value="0.94848152161483157" table:style-name="ce16">
            <text:p>94,8%</text:p>
          </table:table-cell>
          <table:table-cell office:value-type="float" office:value="25241124" table:style-name="ce15">
            <text:p>25.241.124</text:p>
          </table:table-cell>
          <table:table-cell office:value-type="percentage" office:value="0.93291811701746497" table:style-name="ce16">
            <text:p>93,3%</text:p>
          </table:table-cell>
          <table:table-cell table:style-name="ce26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7"/>
          <table:table-cell office:value-type="string" table:style-name="ce28">
            <text:p>Personas con al menos 1 dosis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con al menos 1 dosis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Con al menos 1 dosis sobre Población a Vacunar INE</text:p>
          </table:table-cell>
          <table:table-cell office:value-type="string" table:style-name="ce31">
            <text:p>% Con al menos 1 dosis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33678" table:style-name="ce34">
            <text:p>433.678</text:p>
          </table:table-cell>
          <table:table-cell office:value-type="percentage" office:value="1" table:style-name="ce35">
            <text:p>100,0%</text:p>
          </table:table-cell>
          <table:table-cell office:value-type="float" office:value="653251" table:style-name="ce34">
            <text:p>653.251</text:p>
          </table:table-cell>
          <table:table-cell office:value-type="percentage" office:value="1" table:style-name="ce35">
            <text:p>100,0%</text:p>
          </table:table-cell>
          <table:table-cell office:value-type="float" office:value="924869" table:style-name="ce34">
            <text:p>924.869</text:p>
          </table:table-cell>
          <table:table-cell office:value-type="percentage" office:value="1" table:style-name="ce35">
            <text:p>100,0%</text:p>
          </table:table-cell>
          <table:table-cell office:value-type="float" office:value="1206279" table:style-name="ce34">
            <text:p>1.206.279</text:p>
          </table:table-cell>
          <table:table-cell office:value-type="percentage" office:value="0.9535644072311843" table:style-name="ce35">
            <text:p>95,4%</text:p>
          </table:table-cell>
          <table:table-cell office:value-type="float" office:value="1234451" table:style-name="ce34">
            <text:p>1.234.451</text:p>
          </table:table-cell>
          <table:table-cell office:value-type="percentage" office:value="0.89122700369789054" table:style-name="ce35">
            <text:p>89,1%</text:p>
          </table:table-cell>
          <table:table-cell office:value-type="float" office:value="904572" table:style-name="ce34">
            <text:p>904.572</text:p>
          </table:table-cell>
          <table:table-cell office:value-type="percentage" office:value="0.79333319885600728" table:style-name="ce35">
            <text:p>79,3%</text:p>
          </table:table-cell>
          <table:table-cell office:value-type="float" office:value="731954" table:style-name="ce34">
            <text:p>731.954</text:p>
          </table:table-cell>
          <table:table-cell office:value-type="percentage" office:value="0.78817278867027329" table:style-name="ce35">
            <text:p>78,8%</text:p>
          </table:table-cell>
          <table:table-cell office:value-type="float" office:value="629838" table:style-name="ce34">
            <text:p>629.838</text:p>
          </table:table-cell>
          <table:table-cell office:value-type="percentage" office:value="0.83654156489446907" table:style-name="ce35">
            <text:p>83,7%</text:p>
          </table:table-cell>
          <table:table-cell office:value-type="float" office:value="6718892" table:style-name="ce34">
            <text:p>6.718.892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90162567641464175" table:style-name="ce35">
            <text:p>90,2%</text:p>
          </table:table-cell>
          <table:table-cell office:value-type="percentage" office:value="0.79378139837491346" table:style-name="ce35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101136" table:style-name="ce37">
            <text:p>101.136</text:p>
          </table:table-cell>
          <table:table-cell office:value-type="percentage" office:value="1" table:style-name="ce38">
            <text:p>100,0%</text:p>
          </table:table-cell>
          <table:table-cell office:value-type="float" office:value="119082" table:style-name="ce37">
            <text:p>119.082</text:p>
          </table:table-cell>
          <table:table-cell office:value-type="percentage" office:value="1" table:style-name="ce38">
            <text:p>100,0%</text:p>
          </table:table-cell>
          <table:table-cell office:value-type="float" office:value="153964" table:style-name="ce37">
            <text:p>153.964</text:p>
          </table:table-cell>
          <table:table-cell office:value-type="percentage" office:value="0.98463230732827256" table:style-name="ce38">
            <text:p>98,5%</text:p>
          </table:table-cell>
          <table:table-cell office:value-type="float" office:value="184842" table:style-name="ce37">
            <text:p>184.842</text:p>
          </table:table-cell>
          <table:table-cell office:value-type="percentage" office:value="0.93229298013779471" table:style-name="ce38">
            <text:p>93,2%</text:p>
          </table:table-cell>
          <table:table-cell office:value-type="float" office:value="185677" table:style-name="ce37">
            <text:p>185.677</text:p>
          </table:table-cell>
          <table:table-cell office:value-type="percentage" office:value="0.86384297232289486" table:style-name="ce38">
            <text:p>86,4%</text:p>
          </table:table-cell>
          <table:table-cell office:value-type="float" office:value="122409" table:style-name="ce37">
            <text:p>122.409</text:p>
          </table:table-cell>
          <table:table-cell office:value-type="percentage" office:value="0.74509696504875644" table:style-name="ce38">
            <text:p>74,5%</text:p>
          </table:table-cell>
          <table:table-cell office:value-type="float" office:value="99891" table:style-name="ce37">
            <text:p>99.891</text:p>
          </table:table-cell>
          <table:table-cell office:value-type="percentage" office:value="0.76602940161501831" table:style-name="ce38">
            <text:p>76,6%</text:p>
          </table:table-cell>
          <table:table-cell office:value-type="float" office:value="84494" table:style-name="ce37">
            <text:p>84.494</text:p>
          </table:table-cell>
          <table:table-cell office:value-type="percentage" office:value="0.81946289848606813" table:style-name="ce38">
            <text:p>81,9%</text:p>
          </table:table-cell>
          <table:table-cell office:value-type="float" office:value="1051495" table:style-name="ce37">
            <text:p>1.051.495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8723722380760317" table:style-name="ce38">
            <text:p>88,7%</text:p>
          </table:table-cell>
          <table:table-cell office:value-type="percentage" office:value="0.79095992074566479" table:style-name="ce38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866" table:style-name="ce37">
            <text:p>88.866</text:p>
          </table:table-cell>
          <table:table-cell office:value-type="percentage" office:value="1" table:style-name="ce38">
            <text:p>100,0%</text:p>
          </table:table-cell>
          <table:table-cell office:value-type="float" office:value="114248" table:style-name="ce37">
            <text:p>114.248</text:p>
          </table:table-cell>
          <table:table-cell office:value-type="percentage" office:value="1" table:style-name="ce38">
            <text:p>100,0%</text:p>
          </table:table-cell>
          <table:table-cell office:value-type="float" office:value="147861" table:style-name="ce37">
            <text:p>147.861</text:p>
          </table:table-cell>
          <table:table-cell office:value-type="percentage" office:value="0.98803223478470048" table:style-name="ce38">
            <text:p>98,8%</text:p>
          </table:table-cell>
          <table:table-cell office:value-type="float" office:value="152767" table:style-name="ce37">
            <text:p>152.767</text:p>
          </table:table-cell>
          <table:table-cell office:value-type="percentage" office:value="0.93926650066094874" table:style-name="ce38">
            <text:p>93,9%</text:p>
          </table:table-cell>
          <table:table-cell office:value-type="float" office:value="149904" table:style-name="ce37">
            <text:p>149.904</text:p>
          </table:table-cell>
          <table:table-cell office:value-type="percentage" office:value="0.89766636924901044" table:style-name="ce38">
            <text:p>89,8%</text:p>
          </table:table-cell>
          <table:table-cell office:value-type="float" office:value="89779" table:style-name="ce37">
            <text:p>89.779</text:p>
          </table:table-cell>
          <table:table-cell office:value-type="percentage" office:value="0.78443176555906025" table:style-name="ce38">
            <text:p>78,4%</text:p>
          </table:table-cell>
          <table:table-cell office:value-type="float" office:value="65019" table:style-name="ce37">
            <text:p>65.019</text:p>
          </table:table-cell>
          <table:table-cell office:value-type="percentage" office:value="0.82187053633502294" table:style-name="ce38">
            <text:p>82,2%</text:p>
          </table:table-cell>
          <table:table-cell office:value-type="float" office:value="58921" table:style-name="ce37">
            <text:p>58.921</text:p>
          </table:table-cell>
          <table:table-cell office:value-type="percentage" office:value="0.92064062499999999" table:style-name="ce38">
            <text:p>92,1%</text:p>
          </table:table-cell>
          <table:table-cell office:value-type="float" office:value="867365" table:style-name="ce37">
            <text:p>867.365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2872890493582472" table:style-name="ce38">
            <text:p>92,9%</text:p>
          </table:table-cell>
          <table:table-cell office:value-type="percentage" office:value="0.85137281307912183" table:style-name="ce38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1380" table:style-name="ce37">
            <text:p>51.380</text:p>
          </table:table-cell>
          <table:table-cell office:value-type="percentage" office:value="1" table:style-name="ce38">
            <text:p>100,0%</text:p>
          </table:table-cell>
          <table:table-cell office:value-type="float" office:value="79030" table:style-name="ce37">
            <text:p>79.030</text:p>
          </table:table-cell>
          <table:table-cell office:value-type="percentage" office:value="0.98154404093596304" table:style-name="ce38">
            <text:p>98,2%</text:p>
          </table:table-cell>
          <table:table-cell office:value-type="float" office:value="109674" table:style-name="ce37">
            <text:p>109.674</text:p>
          </table:table-cell>
          <table:table-cell office:value-type="percentage" office:value="0.93553752846943217" table:style-name="ce38">
            <text:p>93,6%</text:p>
          </table:table-cell>
          <table:table-cell office:value-type="float" office:value="148834" table:style-name="ce37">
            <text:p>148.834</text:p>
          </table:table-cell>
          <table:table-cell office:value-type="percentage" office:value="0.89768813669728642" table:style-name="ce38">
            <text:p>89,8%</text:p>
          </table:table-cell>
          <table:table-cell office:value-type="float" office:value="164312" table:style-name="ce37">
            <text:p>164.312</text:p>
          </table:table-cell>
          <table:table-cell office:value-type="percentage" office:value="0.79696564033913431" table:style-name="ce38">
            <text:p>79,7%</text:p>
          </table:table-cell>
          <table:table-cell office:value-type="float" office:value="120830" table:style-name="ce37">
            <text:p>120.830</text:p>
          </table:table-cell>
          <table:table-cell office:value-type="percentage" office:value="0.66321965892187695" table:style-name="ce38">
            <text:p>66,3%</text:p>
          </table:table-cell>
          <table:table-cell office:value-type="float" office:value="92043" table:style-name="ce37">
            <text:p>92.043</text:p>
          </table:table-cell>
          <table:table-cell office:value-type="percentage" office:value="0.66725870293311684" table:style-name="ce38">
            <text:p>66,7%</text:p>
          </table:table-cell>
          <table:table-cell office:value-type="float" office:value="71619" table:style-name="ce37">
            <text:p>71.619</text:p>
          </table:table-cell>
          <table:table-cell office:value-type="percentage" office:value="0.75009426057813156" table:style-name="ce38">
            <text:p>75,0%</text:p>
          </table:table-cell>
          <table:table-cell office:value-type="float" office:value="837722" table:style-name="ce37">
            <text:p>837.722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80949725906807346" table:style-name="ce38">
            <text:p>80,9%</text:p>
          </table:table-cell>
          <table:table-cell office:value-type="percentage" office:value="0.71505868755991031" table:style-name="ce38">
            <text:p>71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2841" table:style-name="ce37">
            <text:p>92.841</text:p>
          </table:table-cell>
          <table:table-cell office:value-type="percentage" office:value="1" table:style-name="ce38">
            <text:p>100,0%</text:p>
          </table:table-cell>
          <table:table-cell office:value-type="float" office:value="151019" table:style-name="ce37">
            <text:p>151.019</text:p>
          </table:table-cell>
          <table:table-cell office:value-type="percentage" office:value="0.97727316849046475" table:style-name="ce38">
            <text:p>97,7%</text:p>
          </table:table-cell>
          <table:table-cell office:value-type="float" office:value="223534" table:style-name="ce37">
            <text:p>223.534</text:p>
          </table:table-cell>
          <table:table-cell office:value-type="percentage" office:value="0.95083626835451651" table:style-name="ce38">
            <text:p>95,1%</text:p>
          </table:table-cell>
          <table:table-cell office:value-type="float" office:value="319027" table:style-name="ce37">
            <text:p>319.027</text:p>
          </table:table-cell>
          <table:table-cell office:value-type="percentage" office:value="0.91017425936915142" table:style-name="ce38">
            <text:p>91,0%</text:p>
          </table:table-cell>
          <table:table-cell office:value-type="float" office:value="315021" table:style-name="ce37">
            <text:p>315.021</text:p>
          </table:table-cell>
          <table:table-cell office:value-type="percentage" office:value="0.81206885884864044" table:style-name="ce38">
            <text:p>81,2%</text:p>
          </table:table-cell>
          <table:table-cell office:value-type="float" office:value="224647" table:style-name="ce37">
            <text:p>224.647</text:p>
          </table:table-cell>
          <table:table-cell office:value-type="percentage" office:value="0.72249094663176106" table:style-name="ce38">
            <text:p>72,2%</text:p>
          </table:table-cell>
          <table:table-cell office:value-type="float" office:value="181471" table:style-name="ce37">
            <text:p>181.471</text:p>
          </table:table-cell>
          <table:table-cell office:value-type="percentage" office:value="0.72084385973274867" table:style-name="ce38">
            <text:p>72,1%</text:p>
          </table:table-cell>
          <table:table-cell office:value-type="float" office:value="143030" table:style-name="ce37">
            <text:p>143.030</text:p>
          </table:table-cell>
          <table:table-cell office:value-type="percentage" office:value="0.79550826765741367" table:style-name="ce38">
            <text:p>79,6%</text:p>
          </table:table-cell>
          <table:table-cell office:value-type="float" office:value="1650590" table:style-name="ce37">
            <text:p>1.650.590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4180532789602469" table:style-name="ce38">
            <text:p>84,2%</text:p>
          </table:table-cell>
          <table:table-cell office:value-type="percentage" office:value="0.75855993146907652" table:style-name="ce38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2235" table:style-name="ce37">
            <text:p>42.235</text:p>
          </table:table-cell>
          <table:table-cell office:value-type="percentage" office:value="1" table:style-name="ce38">
            <text:p>100,0%</text:p>
          </table:table-cell>
          <table:table-cell office:value-type="float" office:value="55828" table:style-name="ce37">
            <text:p>55.828</text:p>
          </table:table-cell>
          <table:table-cell office:value-type="percentage" office:value="1" table:style-name="ce38">
            <text:p>100,0%</text:p>
          </table:table-cell>
          <table:table-cell office:value-type="float" office:value="76277" table:style-name="ce37">
            <text:p>76.277</text:p>
          </table:table-cell>
          <table:table-cell office:value-type="percentage" office:value="0.98619173831534035" table:style-name="ce38">
            <text:p>98,6%</text:p>
          </table:table-cell>
          <table:table-cell office:value-type="float" office:value="83583" table:style-name="ce37">
            <text:p>83.583</text:p>
          </table:table-cell>
          <table:table-cell office:value-type="percentage" office:value="0.92907162865146053" table:style-name="ce38">
            <text:p>92,9%</text:p>
          </table:table-cell>
          <table:table-cell office:value-type="float" office:value="86653" table:style-name="ce37">
            <text:p>86.653</text:p>
          </table:table-cell>
          <table:table-cell office:value-type="percentage" office:value="0.88630342951242214" table:style-name="ce38">
            <text:p>88,6%</text:p>
          </table:table-cell>
          <table:table-cell office:value-type="float" office:value="52922" table:style-name="ce37">
            <text:p>52.922</text:p>
          </table:table-cell>
          <table:table-cell office:value-type="percentage" office:value="0.75095426617286054" table:style-name="ce38">
            <text:p>75,1%</text:p>
          </table:table-cell>
          <table:table-cell office:value-type="float" office:value="38939" table:style-name="ce37">
            <text:p>38.939</text:p>
          </table:table-cell>
          <table:table-cell office:value-type="percentage" office:value="0.77099297099297104" table:style-name="ce38">
            <text:p>77,1%</text:p>
          </table:table-cell>
          <table:table-cell office:value-type="float" office:value="36153" table:style-name="ce37">
            <text:p>36.153</text:p>
          </table:table-cell>
          <table:table-cell office:value-type="percentage" office:value="0.82235061301549028" table:style-name="ce38">
            <text:p>82,2%</text:p>
          </table:table-cell>
          <table:table-cell office:value-type="float" office:value="472590" table:style-name="ce37">
            <text:p>472.590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90167077826557307" table:style-name="ce38">
            <text:p>90,2%</text:p>
          </table:table-cell>
          <table:table-cell office:value-type="percentage" office:value="0.8107496075689864" table:style-name="ce38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9152" table:style-name="ce37">
            <text:p>229.152</text:p>
          </table:table-cell>
          <table:table-cell office:value-type="percentage" office:value="1" table:style-name="ce38">
            <text:p>100,0%</text:p>
          </table:table-cell>
          <table:table-cell office:value-type="float" office:value="250159" table:style-name="ce37">
            <text:p>250.159</text:p>
          </table:table-cell>
          <table:table-cell office:value-type="percentage" office:value="1" table:style-name="ce38">
            <text:p>100,0%</text:p>
          </table:table-cell>
          <table:table-cell office:value-type="float" office:value="319036" table:style-name="ce37">
            <text:p>319.036</text:p>
          </table:table-cell>
          <table:table-cell office:value-type="percentage" office:value="1" table:style-name="ce38">
            <text:p>100,0%</text:p>
          </table:table-cell>
          <table:table-cell office:value-type="float" office:value="350152" table:style-name="ce37">
            <text:p>350.152</text:p>
          </table:table-cell>
          <table:table-cell office:value-type="percentage" office:value="0.91861218600380401" table:style-name="ce38">
            <text:p>91,9%</text:p>
          </table:table-cell>
          <table:table-cell office:value-type="float" office:value="316910" table:style-name="ce37">
            <text:p>316.910</text:p>
          </table:table-cell>
          <table:table-cell office:value-type="percentage" office:value="0.87229738098842569" table:style-name="ce38">
            <text:p>87,2%</text:p>
          </table:table-cell>
          <table:table-cell office:value-type="float" office:value="206784" table:style-name="ce37">
            <text:p>206.784</text:p>
          </table:table-cell>
          <table:table-cell office:value-type="percentage" office:value="0.77220734699364779" table:style-name="ce38">
            <text:p>77,2%</text:p>
          </table:table-cell>
          <table:table-cell office:value-type="float" office:value="164421" table:style-name="ce37">
            <text:p>164.421</text:p>
          </table:table-cell>
          <table:table-cell office:value-type="percentage" office:value="0.77922428746102002" table:style-name="ce38">
            <text:p>77,9%</text:p>
          </table:table-cell>
          <table:table-cell office:value-type="float" office:value="133669" table:style-name="ce37">
            <text:p>133.669</text:p>
          </table:table-cell>
          <table:table-cell office:value-type="percentage" office:value="0.80843947696290119" table:style-name="ce38">
            <text:p>80,8%</text:p>
          </table:table-cell>
          <table:table-cell office:value-type="float" office:value="1970283" table:style-name="ce37">
            <text:p>1.970.283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90535567326041599" table:style-name="ce38">
            <text:p>90,5%</text:p>
          </table:table-cell>
          <table:table-cell office:value-type="percentage" office:value="0.82269330306924915" table:style-name="ce38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7679" table:style-name="ce37">
            <text:p>137.679</text:p>
          </table:table-cell>
          <table:table-cell office:value-type="percentage" office:value="1" table:style-name="ce38">
            <text:p>100,0%</text:p>
          </table:table-cell>
          <table:table-cell office:value-type="float" office:value="157913" table:style-name="ce37">
            <text:p>157.913</text:p>
          </table:table-cell>
          <table:table-cell office:value-type="percentage" office:value="0.99253304504685702" table:style-name="ce38">
            <text:p>99,3%</text:p>
          </table:table-cell>
          <table:table-cell office:value-type="float" office:value="221181" table:style-name="ce37">
            <text:p>221.181</text:p>
          </table:table-cell>
          <table:table-cell office:value-type="percentage" office:value="1" table:style-name="ce38">
            <text:p>100,0%</text:p>
          </table:table-cell>
          <table:table-cell office:value-type="float" office:value="284870" table:style-name="ce37">
            <text:p>284.870</text:p>
          </table:table-cell>
          <table:table-cell office:value-type="percentage" office:value="0.92647278829704893" table:style-name="ce38">
            <text:p>92,6%</text:p>
          </table:table-cell>
          <table:table-cell office:value-type="float" office:value="284450" table:style-name="ce37">
            <text:p>284.450</text:p>
          </table:table-cell>
          <table:table-cell office:value-type="percentage" office:value="0.86039231106607583" table:style-name="ce38">
            <text:p>86,0%</text:p>
          </table:table-cell>
          <table:table-cell office:value-type="float" office:value="201305" table:style-name="ce37">
            <text:p>201.305</text:p>
          </table:table-cell>
          <table:table-cell office:value-type="percentage" office:value="0.75706748000195556" table:style-name="ce38">
            <text:p>75,7%</text:p>
          </table:table-cell>
          <table:table-cell office:value-type="float" office:value="166361" table:style-name="ce37">
            <text:p>166.361</text:p>
          </table:table-cell>
          <table:table-cell office:value-type="percentage" office:value="0.76281242978783892" table:style-name="ce38">
            <text:p>76,3%</text:p>
          </table:table-cell>
          <table:table-cell office:value-type="float" office:value="140697" table:style-name="ce37">
            <text:p>140.697</text:p>
          </table:table-cell>
          <table:table-cell office:value-type="percentage" office:value="0.80873358931322281" table:style-name="ce38">
            <text:p>80,9%</text:p>
          </table:table-cell>
          <table:table-cell office:value-type="float" office:value="1594456" table:style-name="ce37">
            <text:p>1.594.456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8150713407460479" table:style-name="ce38">
            <text:p>88,2%</text:p>
          </table:table-cell>
          <table:table-cell office:value-type="percentage" office:value="0.77960083531315194" table:style-name="ce38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8176" table:style-name="ce37">
            <text:p>458.176</text:p>
          </table:table-cell>
          <table:table-cell office:value-type="percentage" office:value="1" table:style-name="ce38">
            <text:p>100,0%</text:p>
          </table:table-cell>
          <table:table-cell office:value-type="float" office:value="617289" table:style-name="ce37">
            <text:p>617.289</text:p>
          </table:table-cell>
          <table:table-cell office:value-type="percentage" office:value="0.97166184998394434" table:style-name="ce38">
            <text:p>97,2%</text:p>
          </table:table-cell>
          <table:table-cell office:value-type="float" office:value="795725" table:style-name="ce37">
            <text:p>795.725</text:p>
          </table:table-cell>
          <table:table-cell office:value-type="percentage" office:value="0.95002411698408762" table:style-name="ce38">
            <text:p>95,0%</text:p>
          </table:table-cell>
          <table:table-cell office:value-type="float" office:value="1017474" table:style-name="ce37">
            <text:p>1.017.474</text:p>
          </table:table-cell>
          <table:table-cell office:value-type="percentage" office:value="0.93194050083350122" table:style-name="ce38">
            <text:p>93,2%</text:p>
          </table:table-cell>
          <table:table-cell office:value-type="float" office:value="1111656" table:style-name="ce37">
            <text:p>1.111.656</text:p>
          </table:table-cell>
          <table:table-cell office:value-type="percentage" office:value="0.84423905737969474" table:style-name="ce38">
            <text:p>84,4%</text:p>
          </table:table-cell>
          <table:table-cell office:value-type="float" office:value="743329" table:style-name="ce37">
            <text:p>743.329</text:p>
          </table:table-cell>
          <table:table-cell office:value-type="percentage" office:value="0.7115565757783453" table:style-name="ce38">
            <text:p>71,2%</text:p>
          </table:table-cell>
          <table:table-cell office:value-type="float" office:value="590492" table:style-name="ce37">
            <text:p>590.492</text:p>
          </table:table-cell>
          <table:table-cell office:value-type="percentage" office:value="0.70385905940269511" table:style-name="ce38">
            <text:p>70,4%</text:p>
          </table:table-cell>
          <table:table-cell office:value-type="float" office:value="488798" table:style-name="ce37">
            <text:p>488.798</text:p>
          </table:table-cell>
          <table:table-cell office:value-type="percentage" office:value="0.74493039871008249" table:style-name="ce38">
            <text:p>74,5%</text:p>
          </table:table-cell>
          <table:table-cell office:value-type="float" office:value="5822939" table:style-name="ce37">
            <text:p>5.822.939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4779175814896135" table:style-name="ce38">
            <text:p>84,8%</text:p>
          </table:table-cell>
          <table:table-cell office:value-type="percentage" office:value="0.74840366512138901" table:style-name="ce38">
            <text:p>74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6956" table:style-name="ce37">
            <text:p>296.956</text:p>
          </table:table-cell>
          <table:table-cell office:value-type="percentage" office:value="1" table:style-name="ce38">
            <text:p>100,0%</text:p>
          </table:table-cell>
          <table:table-cell office:value-type="float" office:value="433898" table:style-name="ce37">
            <text:p>433.898</text:p>
          </table:table-cell>
          <table:table-cell office:value-type="percentage" office:value="0.99094691934901868" table:style-name="ce38">
            <text:p>99,1%</text:p>
          </table:table-cell>
          <table:table-cell office:value-type="float" office:value="568247" table:style-name="ce37">
            <text:p>568.247</text:p>
          </table:table-cell>
          <table:table-cell office:value-type="percentage" office:value="0.97850801063492721" table:style-name="ce38">
            <text:p>97,9%</text:p>
          </table:table-cell>
          <table:table-cell office:value-type="float" office:value="712634" table:style-name="ce37">
            <text:p>712.634</text:p>
          </table:table-cell>
          <table:table-cell office:value-type="percentage" office:value="0.94723088415517576" table:style-name="ce38">
            <text:p>94,7%</text:p>
          </table:table-cell>
          <table:table-cell office:value-type="float" office:value="747975" table:style-name="ce37">
            <text:p>747.975</text:p>
          </table:table-cell>
          <table:table-cell office:value-type="percentage" office:value="0.87832966176132121" table:style-name="ce38">
            <text:p>87,8%</text:p>
          </table:table-cell>
          <table:table-cell office:value-type="float" office:value="499744" table:style-name="ce37">
            <text:p>499.744</text:p>
          </table:table-cell>
          <table:table-cell office:value-type="percentage" office:value="0.7703076180831403" table:style-name="ce38">
            <text:p>77,0%</text:p>
          </table:table-cell>
          <table:table-cell office:value-type="float" office:value="411967" table:style-name="ce37">
            <text:p>411.967</text:p>
          </table:table-cell>
          <table:table-cell office:value-type="percentage" office:value="0.79819075187066724" table:style-name="ce38">
            <text:p>79,8%</text:p>
          </table:table-cell>
          <table:table-cell office:value-type="float" office:value="352162" table:style-name="ce37">
            <text:p>352.162</text:p>
          </table:table-cell>
          <table:table-cell office:value-type="percentage" office:value="0.82953188341958539" table:style-name="ce38">
            <text:p>83,0%</text:p>
          </table:table-cell>
          <table:table-cell office:value-type="float" office:value="4023583" table:style-name="ce37">
            <text:p>4.023.583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89642859609500725" table:style-name="ce38">
            <text:p>89,6%</text:p>
          </table:table-cell>
          <table:table-cell office:value-type="percentage" office:value="0.79559069734701138" table:style-name="ce38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8204" table:style-name="ce37">
            <text:p>78.204</text:p>
          </table:table-cell>
          <table:table-cell office:value-type="percentage" office:value="1" table:style-name="ce38">
            <text:p>100,0%</text:p>
          </table:table-cell>
          <table:table-cell office:value-type="float" office:value="95839" table:style-name="ce37">
            <text:p>95.839</text:p>
          </table:table-cell>
          <table:table-cell office:value-type="percentage" office:value="1" table:style-name="ce38">
            <text:p>100,0%</text:p>
          </table:table-cell>
          <table:table-cell office:value-type="float" office:value="132507" table:style-name="ce37">
            <text:p>132.507</text:p>
          </table:table-cell>
          <table:table-cell office:value-type="percentage" office:value="1" table:style-name="ce38">
            <text:p>100,0%</text:p>
          </table:table-cell>
          <table:table-cell office:value-type="float" office:value="161018" table:style-name="ce37">
            <text:p>161.018</text:p>
          </table:table-cell>
          <table:table-cell office:value-type="percentage" office:value="0.95155304462934942" table:style-name="ce38">
            <text:p>95,2%</text:p>
          </table:table-cell>
          <table:table-cell office:value-type="float" office:value="145507" table:style-name="ce37">
            <text:p>145.507</text:p>
          </table:table-cell>
          <table:table-cell office:value-type="percentage" office:value="0.91230391111891351" table:style-name="ce38">
            <text:p>91,2%</text:p>
          </table:table-cell>
          <table:table-cell office:value-type="float" office:value="111588" table:style-name="ce37">
            <text:p>111.588</text:p>
          </table:table-cell>
          <table:table-cell office:value-type="percentage" office:value="0.83599667363405483" table:style-name="ce38">
            <text:p>83,6%</text:p>
          </table:table-cell>
          <table:table-cell office:value-type="float" office:value="90003" table:style-name="ce37">
            <text:p>90.003</text:p>
          </table:table-cell>
          <table:table-cell office:value-type="percentage" office:value="0.79423755735968937" table:style-name="ce38">
            <text:p>79,4%</text:p>
          </table:table-cell>
          <table:table-cell office:value-type="float" office:value="72879" table:style-name="ce37">
            <text:p>72.879</text:p>
          </table:table-cell>
          <table:table-cell office:value-type="percentage" office:value="0.85992920353982305" table:style-name="ce38">
            <text:p>86,0%</text:p>
          </table:table-cell>
          <table:table-cell office:value-type="float" office:value="887545" table:style-name="ce37">
            <text:p>887.545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3089003258736547" table:style-name="ce38">
            <text:p>93,1%</text:p>
          </table:table-cell>
          <table:table-cell office:value-type="percentage" office:value="0.83416902650126368" table:style-name="ce38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1962" table:style-name="ce37">
            <text:p>241.962</text:p>
          </table:table-cell>
          <table:table-cell office:value-type="percentage" office:value="1" table:style-name="ce38">
            <text:p>100,0%</text:p>
          </table:table-cell>
          <table:table-cell office:value-type="float" office:value="290908" table:style-name="ce37">
            <text:p>290.908</text:p>
          </table:table-cell>
          <table:table-cell office:value-type="percentage" office:value="1" table:style-name="ce38">
            <text:p>100,0%</text:p>
          </table:table-cell>
          <table:table-cell office:value-type="float" office:value="344600" table:style-name="ce37">
            <text:p>344.600</text:p>
          </table:table-cell>
          <table:table-cell office:value-type="percentage" office:value="0.99329253704669862" table:style-name="ce38">
            <text:p>99,3%</text:p>
          </table:table-cell>
          <table:table-cell office:value-type="float" office:value="389219" table:style-name="ce37">
            <text:p>389.219</text:p>
          </table:table-cell>
          <table:table-cell office:value-type="percentage" office:value="0.95892965810849762" table:style-name="ce38">
            <text:p>95,9%</text:p>
          </table:table-cell>
          <table:table-cell office:value-type="float" office:value="405063" table:style-name="ce37">
            <text:p>405.063</text:p>
          </table:table-cell>
          <table:table-cell office:value-type="percentage" office:value="0.91390750889511096" table:style-name="ce38">
            <text:p>91,4%</text:p>
          </table:table-cell>
          <table:table-cell office:value-type="float" office:value="259780" table:style-name="ce37">
            <text:p>259.780</text:p>
          </table:table-cell>
          <table:table-cell office:value-type="percentage" office:value="0.80325780438331762" table:style-name="ce38">
            <text:p>80,3%</text:p>
          </table:table-cell>
          <table:table-cell office:value-type="float" office:value="194439" table:style-name="ce37">
            <text:p>194.439</text:p>
          </table:table-cell>
          <table:table-cell office:value-type="percentage" office:value="0.84179651140137068" table:style-name="ce38">
            <text:p>84,2%</text:p>
          </table:table-cell>
          <table:table-cell office:value-type="float" office:value="163291" table:style-name="ce37">
            <text:p>163.291</text:p>
          </table:table-cell>
          <table:table-cell office:value-type="percentage" office:value="0.90713694467437378" table:style-name="ce38">
            <text:p>90,7%</text:p>
          </table:table-cell>
          <table:table-cell office:value-type="float" office:value="2289262" table:style-name="ce37">
            <text:p>2.289.262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3268070810434889" table:style-name="ce38">
            <text:p>93,3%</text:p>
          </table:table-cell>
          <table:table-cell office:value-type="percentage" office:value="0.84730398298331611" table:style-name="ce38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348" table:style-name="ce37">
            <text:p>23.348</text:p>
          </table:table-cell>
          <table:table-cell office:value-type="percentage" office:value="1" table:style-name="ce38">
            <text:p>100,0%</text:p>
          </table:table-cell>
          <table:table-cell office:value-type="float" office:value="28632" table:style-name="ce37">
            <text:p>28.632</text:p>
          </table:table-cell>
          <table:table-cell office:value-type="percentage" office:value="1" table:style-name="ce38">
            <text:p>100,0%</text:p>
          </table:table-cell>
          <table:table-cell office:value-type="float" office:value="37916" table:style-name="ce37">
            <text:p>37.916</text:p>
          </table:table-cell>
          <table:table-cell office:value-type="percentage" office:value="1" table:style-name="ce38">
            <text:p>100,0%</text:p>
          </table:table-cell>
          <table:table-cell office:value-type="float" office:value="45162" table:style-name="ce37">
            <text:p>45.162</text:p>
          </table:table-cell>
          <table:table-cell office:value-type="percentage" office:value="0.94750755287009059" table:style-name="ce38">
            <text:p>94,8%</text:p>
          </table:table-cell>
          <table:table-cell office:value-type="float" office:value="47057" table:style-name="ce37">
            <text:p>47.057</text:p>
          </table:table-cell>
          <table:table-cell office:value-type="percentage" office:value="0.88875668120951135" table:style-name="ce38">
            <text:p>88,9%</text:p>
          </table:table-cell>
          <table:table-cell office:value-type="float" office:value="30144" table:style-name="ce37">
            <text:p>30.144</text:p>
          </table:table-cell>
          <table:table-cell office:value-type="percentage" office:value="0.76665225463516362" table:style-name="ce38">
            <text:p>76,7%</text:p>
          </table:table-cell>
          <table:table-cell office:value-type="float" office:value="22424" table:style-name="ce37">
            <text:p>22.424</text:p>
          </table:table-cell>
          <table:table-cell office:value-type="percentage" office:value="0.73622693545209794" table:style-name="ce38">
            <text:p>73,6%</text:p>
          </table:table-cell>
          <table:table-cell office:value-type="float" office:value="20005" table:style-name="ce37">
            <text:p>20.005</text:p>
          </table:table-cell>
          <table:table-cell office:value-type="percentage" office:value="0.7835265549114836" table:style-name="ce38">
            <text:p>78,4%</text:p>
          </table:table-cell>
          <table:table-cell office:value-type="float" office:value="254688" table:style-name="ce37">
            <text:p>254.688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89688347360636689" table:style-name="ce38">
            <text:p>89,7%</text:p>
          </table:table-cell>
          <table:table-cell office:value-type="percentage" office:value="0.79611395562557441" table:style-name="ce38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3554" table:style-name="ce37">
            <text:p>373.554</text:p>
          </table:table-cell>
          <table:table-cell office:value-type="percentage" office:value="1" table:style-name="ce38">
            <text:p>100,0%</text:p>
          </table:table-cell>
          <table:table-cell office:value-type="float" office:value="510134" table:style-name="ce37">
            <text:p>510.134</text:p>
          </table:table-cell>
          <table:table-cell office:value-type="percentage" office:value="0.96968717744986044" table:style-name="ce38">
            <text:p>97,0%</text:p>
          </table:table-cell>
          <table:table-cell office:value-type="float" office:value="685856" table:style-name="ce37">
            <text:p>685.856</text:p>
          </table:table-cell>
          <table:table-cell office:value-type="percentage" office:value="0.97516503796975218" table:style-name="ce38">
            <text:p>97,5%</text:p>
          </table:table-cell>
          <table:table-cell office:value-type="float" office:value="933751" table:style-name="ce37">
            <text:p>933.751</text:p>
          </table:table-cell>
          <table:table-cell office:value-type="percentage" office:value="0.95987594355575701" table:style-name="ce38">
            <text:p>96,0%</text:p>
          </table:table-cell>
          <table:table-cell office:value-type="float" office:value="1016179" table:style-name="ce37">
            <text:p>1.016.179</text:p>
          </table:table-cell>
          <table:table-cell office:value-type="percentage" office:value="0.87153025246768578" table:style-name="ce38">
            <text:p>87,2%</text:p>
          </table:table-cell>
          <table:table-cell office:value-type="float" office:value="721318" table:style-name="ce37">
            <text:p>721.318</text:p>
          </table:table-cell>
          <table:table-cell office:value-type="percentage" office:value="0.75956994229392194" table:style-name="ce38">
            <text:p>76,0%</text:p>
          </table:table-cell>
          <table:table-cell office:value-type="float" office:value="565423" table:style-name="ce37">
            <text:p>565.423</text:p>
          </table:table-cell>
          <table:table-cell office:value-type="percentage" office:value="0.76153809892588975" table:style-name="ce38">
            <text:p>76,2%</text:p>
          </table:table-cell>
          <table:table-cell office:value-type="float" office:value="416013" table:style-name="ce37">
            <text:p>416.013</text:p>
          </table:table-cell>
          <table:table-cell office:value-type="percentage" office:value="0.7515473080633448" table:style-name="ce38">
            <text:p>75,2%</text:p>
          </table:table-cell>
          <table:table-cell office:value-type="float" office:value="5222228" table:style-name="ce37">
            <text:p>5.222.228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7358364599693838" table:style-name="ce38">
            <text:p>87,4%</text:p>
          </table:table-cell>
          <table:table-cell office:value-type="percentage" office:value="0.770252841934852" table:style-name="ce38">
            <text:p>77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3869" table:style-name="ce37">
            <text:p>73.869</text:p>
          </table:table-cell>
          <table:table-cell office:value-type="percentage" office:value="1" table:style-name="ce38">
            <text:p>100,0%</text:p>
          </table:table-cell>
          <table:table-cell office:value-type="float" office:value="103046" table:style-name="ce37">
            <text:p>103.046</text:p>
          </table:table-cell>
          <table:table-cell office:value-type="percentage" office:value="1" table:style-name="ce38">
            <text:p>100,0%</text:p>
          </table:table-cell>
          <table:table-cell office:value-type="float" office:value="147537" table:style-name="ce37">
            <text:p>147.537</text:p>
          </table:table-cell>
          <table:table-cell office:value-type="percentage" office:value="1" table:style-name="ce38">
            <text:p>100,0%</text:p>
          </table:table-cell>
          <table:table-cell office:value-type="float" office:value="206044" table:style-name="ce37">
            <text:p>206.044</text:p>
          </table:table-cell>
          <table:table-cell office:value-type="percentage" office:value="0.96618149079041149" table:style-name="ce38">
            <text:p>96,6%</text:p>
          </table:table-cell>
          <table:table-cell office:value-type="float" office:value="228545" table:style-name="ce37">
            <text:p>228.545</text:p>
          </table:table-cell>
          <table:table-cell office:value-type="percentage" office:value="0.89922764275624911" table:style-name="ce38">
            <text:p>89,9%</text:p>
          </table:table-cell>
          <table:table-cell office:value-type="float" office:value="161588" table:style-name="ce37">
            <text:p>161.588</text:p>
          </table:table-cell>
          <table:table-cell office:value-type="percentage" office:value="0.77313722769529625" table:style-name="ce38">
            <text:p>77,3%</text:p>
          </table:table-cell>
          <table:table-cell office:value-type="float" office:value="134611" table:style-name="ce37">
            <text:p>134.611</text:p>
          </table:table-cell>
          <table:table-cell office:value-type="percentage" office:value="0.78149528586688966" table:style-name="ce38">
            <text:p>78,1%</text:p>
          </table:table-cell>
          <table:table-cell office:value-type="float" office:value="113368" table:style-name="ce37">
            <text:p>113.368</text:p>
          </table:table-cell>
          <table:table-cell office:value-type="percentage" office:value="0.798962605888903" table:style-name="ce38">
            <text:p>79,9%</text:p>
          </table:table-cell>
          <table:table-cell office:value-type="float" office:value="1168608" table:style-name="ce37">
            <text:p>1.168.608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919738928066302" table:style-name="ce38">
            <text:p>89,2%</text:p>
          </table:table-cell>
          <table:table-cell office:value-type="percentage" office:value="0.77327194489863038" table:style-name="ce38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482" table:style-name="ce37">
            <text:p>42.482</text:p>
          </table:table-cell>
          <table:table-cell office:value-type="percentage" office:value="1" table:style-name="ce38">
            <text:p>100,0%</text:p>
          </table:table-cell>
          <table:table-cell office:value-type="float" office:value="55834" table:style-name="ce37">
            <text:p>55.834</text:p>
          </table:table-cell>
          <table:table-cell office:value-type="percentage" office:value="1" table:style-name="ce38">
            <text:p>100,0%</text:p>
          </table:table-cell>
          <table:table-cell office:value-type="float" office:value="72032" table:style-name="ce37">
            <text:p>72.032</text:p>
          </table:table-cell>
          <table:table-cell office:value-type="percentage" office:value="0.97546178430204211" table:style-name="ce38">
            <text:p>97,5%</text:p>
          </table:table-cell>
          <table:table-cell office:value-type="float" office:value="91447" table:style-name="ce37">
            <text:p>91.447</text:p>
          </table:table-cell>
          <table:table-cell office:value-type="percentage" office:value="0.94573603325956113" table:style-name="ce38">
            <text:p>94,6%</text:p>
          </table:table-cell>
          <table:table-cell office:value-type="float" office:value="94526" table:style-name="ce37">
            <text:p>94.526</text:p>
          </table:table-cell>
          <table:table-cell office:value-type="percentage" office:value="0.8752245328790208" table:style-name="ce38">
            <text:p>87,5%</text:p>
          </table:table-cell>
          <table:table-cell office:value-type="float" office:value="62420" table:style-name="ce37">
            <text:p>62.420</text:p>
          </table:table-cell>
          <table:table-cell office:value-type="percentage" office:value="0.76738668076369854" table:style-name="ce38">
            <text:p>76,7%</text:p>
          </table:table-cell>
          <table:table-cell office:value-type="float" office:value="53687" table:style-name="ce37">
            <text:p>53.687</text:p>
          </table:table-cell>
          <table:table-cell office:value-type="percentage" office:value="0.78804291984088537" table:style-name="ce38">
            <text:p>78,8%</text:p>
          </table:table-cell>
          <table:table-cell office:value-type="float" office:value="45145" table:style-name="ce37">
            <text:p>45.145</text:p>
          </table:table-cell>
          <table:table-cell office:value-type="percentage" office:value="0.80061360573171592" table:style-name="ce38">
            <text:p>80,1%</text:p>
          </table:table-cell>
          <table:table-cell office:value-type="float" office:value="517573" table:style-name="ce37">
            <text:p>517.573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9028887734495676" table:style-name="ce38">
            <text:p>89,0%</text:p>
          </table:table-cell>
          <table:table-cell office:value-type="percentage" office:value="0.78278183355338882" table:style-name="ce38">
            <text:p>78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4042" table:style-name="ce37">
            <text:p>164.042</text:p>
          </table:table-cell>
          <table:table-cell office:value-type="percentage" office:value="1" table:style-name="ce38">
            <text:p>100,0%</text:p>
          </table:table-cell>
          <table:table-cell office:value-type="float" office:value="213565" table:style-name="ce37">
            <text:p>213.565</text:p>
          </table:table-cell>
          <table:table-cell office:value-type="percentage" office:value="1" table:style-name="ce38">
            <text:p>100,0%</text:p>
          </table:table-cell>
          <table:table-cell office:value-type="float" office:value="277958" table:style-name="ce37">
            <text:p>277.958</text:p>
          </table:table-cell>
          <table:table-cell office:value-type="percentage" office:value="0.99228542155298283" table:style-name="ce38">
            <text:p>99,2%</text:p>
          </table:table-cell>
          <table:table-cell office:value-type="float" office:value="322180" table:style-name="ce37">
            <text:p>322.180</text:p>
          </table:table-cell>
          <table:table-cell office:value-type="percentage" office:value="0.94765234118778618" table:style-name="ce38">
            <text:p>94,8%</text:p>
          </table:table-cell>
          <table:table-cell office:value-type="float" office:value="317418" table:style-name="ce37">
            <text:p>317.418</text:p>
          </table:table-cell>
          <table:table-cell office:value-type="percentage" office:value="0.87652326631375765" table:style-name="ce38">
            <text:p>87,7%</text:p>
          </table:table-cell>
          <table:table-cell office:value-type="float" office:value="197264" table:style-name="ce37">
            <text:p>197.264</text:p>
          </table:table-cell>
          <table:table-cell office:value-type="percentage" office:value="0.75712646281036144" table:style-name="ce38">
            <text:p>75,7%</text:p>
          </table:table-cell>
          <table:table-cell office:value-type="float" office:value="152636" table:style-name="ce37">
            <text:p>152.636</text:p>
          </table:table-cell>
          <table:table-cell office:value-type="percentage" office:value="0.75737096470074527" table:style-name="ce38">
            <text:p>75,7%</text:p>
          </table:table-cell>
          <table:table-cell office:value-type="float" office:value="135761" table:style-name="ce37">
            <text:p>135.761</text:p>
          </table:table-cell>
          <table:table-cell office:value-type="percentage" office:value="0.80519673083994636" table:style-name="ce38">
            <text:p>80,5%</text:p>
          </table:table-cell>
          <table:table-cell office:value-type="float" office:value="1780824" table:style-name="ce37">
            <text:p>1.780.824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8976185303710843" table:style-name="ce38">
            <text:p>89,8%</text:p>
          </table:table-cell>
          <table:table-cell office:value-type="percentage" office:value="0.80199089936338774" table:style-name="ce38">
            <text:p>80,2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93" table:style-name="ce37">
            <text:p>2.393</text:p>
          </table:table-cell>
          <table:table-cell office:value-type="percentage" office:value="0.91861804222648757" table:style-name="ce38">
            <text:p>91,9%</text:p>
          </table:table-cell>
          <table:table-cell office:value-type="float" office:value="3880" table:style-name="ce37">
            <text:p>3.880</text:p>
          </table:table-cell>
          <table:table-cell office:value-type="percentage" office:value="0.89856415006947665" table:style-name="ce38">
            <text:p>89,9%</text:p>
          </table:table-cell>
          <table:table-cell office:value-type="float" office:value="7598" table:style-name="ce37">
            <text:p>7.598</text:p>
          </table:table-cell>
          <table:table-cell office:value-type="percentage" office:value="0.96703576428662341" table:style-name="ce38">
            <text:p>96,7%</text:p>
          </table:table-cell>
          <table:table-cell office:value-type="float" office:value="10444" table:style-name="ce37">
            <text:p>10.444</text:p>
          </table:table-cell>
          <table:table-cell office:value-type="percentage" office:value="0.90377293181031504" table:style-name="ce38">
            <text:p>90,4%</text:p>
          </table:table-cell>
          <table:table-cell office:value-type="float" office:value="10900" table:style-name="ce37">
            <text:p>10.900</text:p>
          </table:table-cell>
          <table:table-cell office:value-type="percentage" office:value="0.86220534725518116" table:style-name="ce38">
            <text:p>86,2%</text:p>
          </table:table-cell>
          <table:table-cell office:value-type="float" office:value="8768" table:style-name="ce37">
            <text:p>8.768</text:p>
          </table:table-cell>
          <table:table-cell office:value-type="percentage" office:value="0.73717840928199097" table:style-name="ce38">
            <text:p>73,7%</text:p>
          </table:table-cell>
          <table:table-cell office:value-type="float" office:value="8277" table:style-name="ce37">
            <text:p>8.277</text:p>
          </table:table-cell>
          <table:table-cell office:value-type="percentage" office:value="0.75471870155922316" table:style-name="ce38">
            <text:p>75,5%</text:p>
          </table:table-cell>
          <table:table-cell office:value-type="float" office:value="7235" table:style-name="ce37">
            <text:p>7.235</text:p>
          </table:table-cell>
          <table:table-cell office:value-type="percentage" office:value="0.7927898312513697" table:style-name="ce38">
            <text:p>79,3%</text:p>
          </table:table-cell>
          <table:table-cell office:value-type="float" office:value="59495" table:style-name="ce37">
            <text:p>59.495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3837102797153529" table:style-name="ce38">
            <text:p>83,8%</text:p>
          </table:table-cell>
          <table:table-cell office:value-type="percentage" office:value="0.70657466568490057" table:style-name="ce38">
            <text:p>70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2005" table:style-name="ce37">
            <text:p>2.005</text:p>
          </table:table-cell>
          <table:table-cell office:value-type="percentage" office:value="0.85355470412941681" table:style-name="ce38">
            <text:p>85,4%</text:p>
          </table:table-cell>
          <table:table-cell office:value-type="float" office:value="3302" table:style-name="ce37">
            <text:p>3.302</text:p>
          </table:table-cell>
          <table:table-cell office:value-type="percentage" office:value="0.8810032017075774" table:style-name="ce38">
            <text:p>88,1%</text:p>
          </table:table-cell>
          <table:table-cell office:value-type="float" office:value="7110" table:style-name="ce37">
            <text:p>7.110</text:p>
          </table:table-cell>
          <table:table-cell office:value-type="percentage" office:value="0.90839402069758524" table:style-name="ce38">
            <text:p>90,8%</text:p>
          </table:table-cell>
          <table:table-cell office:value-type="float" office:value="9593" table:style-name="ce37">
            <text:p>9.593</text:p>
          </table:table-cell>
          <table:table-cell office:value-type="percentage" office:value="0.84901318700769979" table:style-name="ce38">
            <text:p>84,9%</text:p>
          </table:table-cell>
          <table:table-cell office:value-type="float" office:value="9902" table:style-name="ce37">
            <text:p>9.902</text:p>
          </table:table-cell>
          <table:table-cell office:value-type="percentage" office:value="0.82502916180636565" table:style-name="ce38">
            <text:p>82,5%</text:p>
          </table:table-cell>
          <table:table-cell office:value-type="float" office:value="8369" table:style-name="ce37">
            <text:p>8.369</text:p>
          </table:table-cell>
          <table:table-cell office:value-type="percentage" office:value="0.68977169702464358" table:style-name="ce38">
            <text:p>69,0%</text:p>
          </table:table-cell>
          <table:table-cell office:value-type="float" office:value="8179" table:style-name="ce37">
            <text:p>8.179</text:p>
          </table:table-cell>
          <table:table-cell office:value-type="percentage" office:value="0.68186744476865357" table:style-name="ce38">
            <text:p>68,2%</text:p>
          </table:table-cell>
          <table:table-cell office:value-type="float" office:value="7128" table:style-name="ce37">
            <text:p>7.128</text:p>
          </table:table-cell>
          <table:table-cell office:value-type="percentage" office:value="0.74451639857948615" table:style-name="ce38">
            <text:p>74,5%</text:p>
          </table:table-cell>
          <table:table-cell office:value-type="float" office:value="55588" table:style-name="ce37">
            <text:p>55.588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8373538990793346" table:style-name="ce38">
            <text:p>78,4%</text:p>
          </table:table-cell>
          <table:table-cell office:value-type="percentage" office:value="0.63838485920345445" table:style-name="ce38">
            <text:p>63,8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32" table:style-name="ce37">
            <text:p>32</text:p>
          </table:table-cell>
          <table:table-cell office:value-type="string" table:style-name="ce38">
            <text:p>-</text:p>
          </table:table-cell>
          <table:table-cell office:value-type="float" office:value="18" table:style-name="ce37">
            <text:p>18</text:p>
          </table:table-cell>
          <table:table-cell office:value-type="string" table:style-name="ce38">
            <text:p>-</text:p>
          </table:table-cell>
          <table:table-cell office:value-type="float" office:value="3486" table:style-name="ce37">
            <text:p>3.486</text:p>
          </table:table-cell>
          <table:table-cell office:value-type="string" table:style-name="ce38">
            <text:p>-</text:p>
          </table:table-cell>
          <table:table-cell office:value-type="float" office:value="9367" table:style-name="ce37">
            <text:p>9.367</text:p>
          </table:table-cell>
          <table:table-cell office:value-type="string" table:style-name="ce38">
            <text:p>-</text:p>
          </table:table-cell>
          <table:table-cell office:value-type="float" office:value="21847" table:style-name="ce37">
            <text:p>21.847</text:p>
          </table:table-cell>
          <table:table-cell office:value-type="string" table:style-name="ce38">
            <text:p>-</text:p>
          </table:table-cell>
          <table:table-cell office:value-type="float" office:value="31644" table:style-name="ce37">
            <text:p>31.644</text:p>
          </table:table-cell>
          <table:table-cell office:value-type="string" table:style-name="ce38">
            <text:p>-</text:p>
          </table:table-cell>
          <table:table-cell office:value-type="float" office:value="24296" table:style-name="ce37">
            <text:p>24.296</text:p>
          </table:table-cell>
          <table:table-cell office:value-type="string" table:style-name="ce38">
            <text:p>-</text:p>
          </table:table-cell>
          <table:table-cell office:value-type="float" office:value="1073" table:style-name="ce37">
            <text:p>1.073</text:p>
          </table:table-cell>
          <table:table-cell office:value-type="string" table:style-name="ce38">
            <text:p>-</text:p>
          </table:table-cell>
          <table:table-cell office:value-type="float" office:value="91763" table:style-name="ce37">
            <text:p>91.763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9">
            <text:p>Sanidad Exterior</text:p>
          </table:table-cell>
          <table:table-cell office:value-type="float" office:value="21" table:style-name="ce40">
            <text:p>21</text:p>
          </table:table-cell>
          <table:table-cell office:value-type="string" table:style-name="ce41">
            <text:p>-</text:p>
          </table:table-cell>
          <table:table-cell office:value-type="float" office:value="23" table:style-name="ce40">
            <text:p>23</text:p>
          </table:table-cell>
          <table:table-cell office:value-type="string" table:style-name="ce41">
            <text:p>-</text:p>
          </table:table-cell>
          <table:table-cell office:value-type="float" office:value="188" table:style-name="ce40">
            <text:p>188</text:p>
          </table:table-cell>
          <table:table-cell office:value-type="string" table:style-name="ce41">
            <text:p>-</text:p>
          </table:table-cell>
          <table:table-cell office:value-type="float" office:value="520" table:style-name="ce40">
            <text:p>520</text:p>
          </table:table-cell>
          <table:table-cell office:value-type="string" table:style-name="ce41">
            <text:p>-</text:p>
          </table:table-cell>
          <table:table-cell office:value-type="float" office:value="984" table:style-name="ce40">
            <text:p>984</text:p>
          </table:table-cell>
          <table:table-cell office:value-type="string" table:style-name="ce41">
            <text:p>-</text:p>
          </table:table-cell>
          <table:table-cell office:value-type="float" office:value="1096" table:style-name="ce40">
            <text:p>1.096</text:p>
          </table:table-cell>
          <table:table-cell office:value-type="string" table:style-name="ce41">
            <text:p>-</text:p>
          </table:table-cell>
          <table:table-cell office:value-type="float" office:value="975" table:style-name="ce40">
            <text:p>975</text:p>
          </table:table-cell>
          <table:table-cell office:value-type="string" table:style-name="ce41">
            <text:p>-</text:p>
          </table:table-cell>
          <table:table-cell office:value-type="float" office:value="159" table:style-name="ce40">
            <text:p>159</text:p>
          </table:table-cell>
          <table:table-cell office:value-type="string" table:style-name="ce41">
            <text:p>-</text:p>
          </table:table-cell>
          <table:table-cell office:value-type="float" office:value="3966" table:style-name="ce40">
            <text:p>3.966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4" table:style-name="ce21"/>
          <table:table-cell table:number-columns-repeated="16339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934011" table:style-name="ce44">
            <text:p>2.934.011</text:p>
          </table:table-cell>
          <table:table-cell office:value-type="percentage" office:value="1" table:style-name="ce45">
            <text:p>100,0%</text:p>
          </table:table-cell>
          <table:table-cell office:value-type="float" office:value="3936898" table:style-name="ce44">
            <text:p>3.936.898</text:p>
          </table:table-cell>
          <table:table-cell office:value-type="percentage" office:value="0.99415486440179346" table:style-name="ce45">
            <text:p>99,4%</text:p>
          </table:table-cell>
          <table:table-cell office:value-type="float" office:value="5257156" table:style-name="ce44">
            <text:p>5.257.156</text:p>
          </table:table-cell>
          <table:table-cell office:value-type="percentage" office:value="0.98504211927855911" table:style-name="ce45">
            <text:p>98,5%</text:p>
          </table:table-cell>
          <table:table-cell office:value-type="float" office:value="6639207" table:style-name="ce44">
            <text:p>6.639.207</text:p>
          </table:table-cell>
          <table:table-cell office:value-type="percentage" office:value="0.94396674906509115" table:style-name="ce45">
            <text:p>94,4%</text:p>
          </table:table-cell>
          <table:table-cell office:value-type="float" office:value="6894937" table:style-name="ce44">
            <text:p>6.894.937</text:p>
          </table:table-cell>
          <table:table-cell office:value-type="percentage" office:value="0.87369067164807945" table:style-name="ce45">
            <text:p>87,4%</text:p>
          </table:table-cell>
          <table:table-cell office:value-type="float" office:value="4760300" table:style-name="ce44">
            <text:p>4.760.300</text:p>
          </table:table-cell>
          <table:table-cell office:value-type="percentage" office:value="0.76404367422139463" table:style-name="ce45">
            <text:p>76,4%</text:p>
          </table:table-cell>
          <table:table-cell office:value-type="float" office:value="3797508" table:style-name="ce44">
            <text:p>3.797.508</text:p>
          </table:table-cell>
          <table:table-cell office:value-type="percentage" office:value="0.76800495081542841" table:style-name="ce45">
            <text:p>76,8%</text:p>
          </table:table-cell>
          <table:table-cell office:value-type="float" office:value="3121438" table:style-name="ce44">
            <text:p>3.121.438</text:p>
          </table:table-cell>
          <table:table-cell office:value-type="percentage" office:value="0.80269736358245436" table:style-name="ce45">
            <text:p>80,3%</text:p>
          </table:table-cell>
          <table:table-cell office:value-type="float" office:value="37341455" table:style-name="ce44">
            <text:p>37.341.455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8655290535737485" table:style-name="ce45">
            <text:p>88,7%</text:p>
          </table:table-cell>
          <table:table-cell office:value-type="percentage" office:value="0.78695109323247381" table:style-name="ce45">
            <text:p>78,7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7"/>
          <table:table-cell office:value-type="string" table:style-name="ce28">
            <text:p>Personas pauta completa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pauta completa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pauta completa sobre Población a Vacunar INE</text:p>
          </table:table-cell>
          <table:table-cell office:value-type="string" table:style-name="ce31">
            <text:p>% pauta completa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27017" table:style-name="ce34">
            <text:p>427.017</text:p>
          </table:table-cell>
          <table:table-cell office:value-type="percentage" office:value="1" table:style-name="ce35">
            <text:p>100,0%</text:p>
          </table:table-cell>
          <table:table-cell office:value-type="float" office:value="647392" table:style-name="ce34">
            <text:p>647.392</text:p>
          </table:table-cell>
          <table:table-cell office:value-type="percentage" office:value="0.99540423228845865" table:style-name="ce35">
            <text:p>99,5%</text:p>
          </table:table-cell>
          <table:table-cell office:value-type="float" office:value="911345" table:style-name="ce34">
            <text:p>911.345</text:p>
          </table:table-cell>
          <table:table-cell office:value-type="percentage" office:value="0.99475848308186354" table:style-name="ce35">
            <text:p>99,5%</text:p>
          </table:table-cell>
          <table:table-cell office:value-type="float" office:value="1191532" table:style-name="ce34">
            <text:p>1.191.532</text:p>
          </table:table-cell>
          <table:table-cell office:value-type="percentage" office:value="0.94190689324525045" table:style-name="ce35">
            <text:p>94,2%</text:p>
          </table:table-cell>
          <table:table-cell office:value-type="float" office:value="1210832" table:style-name="ce34">
            <text:p>1.210.832</text:p>
          </table:table-cell>
          <table:table-cell office:value-type="percentage" office:value="0.87417497765526886" table:style-name="ce35">
            <text:p>87,4%</text:p>
          </table:table-cell>
          <table:table-cell office:value-type="float" office:value="863898" table:style-name="ce34">
            <text:p>863.898</text:p>
          </table:table-cell>
          <table:table-cell office:value-type="percentage" office:value="0.75766104171398951" table:style-name="ce35">
            <text:p>75,8%</text:p>
          </table:table-cell>
          <table:table-cell office:value-type="float" office:value="677373" table:style-name="ce34">
            <text:p>677.373</text:p>
          </table:table-cell>
          <table:table-cell office:value-type="percentage" office:value="0.72939961579545842" table:style-name="ce35">
            <text:p>72,9%</text:p>
          </table:table-cell>
          <table:table-cell office:value-type="float" office:value="528034" table:style-name="ce34">
            <text:p>528.034</text:p>
          </table:table-cell>
          <table:table-cell office:value-type="percentage" office:value="0.70132698992040188" table:style-name="ce35">
            <text:p>70,1%</text:p>
          </table:table-cell>
          <table:table-cell office:value-type="float" office:value="6457423" table:style-name="ce34">
            <text:p>6.457.423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86653846799002954" table:style-name="ce35">
            <text:p>86,7%</text:p>
          </table:table-cell>
          <table:table-cell office:value-type="percentage" office:value="0.76289100328422144" table:style-name="ce35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99752" table:style-name="ce37">
            <text:p>99.752</text:p>
          </table:table-cell>
          <table:table-cell office:value-type="percentage" office:value="1" table:style-name="ce38">
            <text:p>100,0%</text:p>
          </table:table-cell>
          <table:table-cell office:value-type="float" office:value="118205" table:style-name="ce37">
            <text:p>118.205</text:p>
          </table:table-cell>
          <table:table-cell office:value-type="percentage" office:value="0.99369509478374174" table:style-name="ce38">
            <text:p>99,4%</text:p>
          </table:table-cell>
          <table:table-cell office:value-type="float" office:value="151500" table:style-name="ce37">
            <text:p>151.500</text:p>
          </table:table-cell>
          <table:table-cell office:value-type="percentage" office:value="0.96887450676933118" table:style-name="ce38">
            <text:p>96,9%</text:p>
          </table:table-cell>
          <table:table-cell office:value-type="float" office:value="182330" table:style-name="ce37">
            <text:p>182.330</text:p>
          </table:table-cell>
          <table:table-cell office:value-type="percentage" office:value="0.91962313255928907" table:style-name="ce38">
            <text:p>92,0%</text:p>
          </table:table-cell>
          <table:table-cell office:value-type="float" office:value="181945" table:style-name="ce37">
            <text:p>181.945</text:p>
          </table:table-cell>
          <table:table-cell office:value-type="percentage" office:value="0.8464802296422772" table:style-name="ce38">
            <text:p>84,6%</text:p>
          </table:table-cell>
          <table:table-cell office:value-type="float" office:value="116151" table:style-name="ce37">
            <text:p>116.151</text:p>
          </table:table-cell>
          <table:table-cell office:value-type="percentage" office:value="0.70700485738285668" table:style-name="ce38">
            <text:p>70,7%</text:p>
          </table:table-cell>
          <table:table-cell office:value-type="float" office:value="92946" table:style-name="ce37">
            <text:p>92.946</text:p>
          </table:table-cell>
          <table:table-cell office:value-type="percentage" office:value="0.7127706075873651" table:style-name="ce38">
            <text:p>71,3%</text:p>
          </table:table-cell>
          <table:table-cell office:value-type="float" office:value="69437" table:style-name="ce37">
            <text:p>69.437</text:p>
          </table:table-cell>
          <table:table-cell office:value-type="percentage" office:value="0.6734329689939772" table:style-name="ce38">
            <text:p>67,3%</text:p>
          </table:table-cell>
          <table:table-cell office:value-type="float" office:value="1012266" table:style-name="ce37">
            <text:p>1.012.266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5413632551255803" table:style-name="ce38">
            <text:p>85,4%</text:p>
          </table:table-cell>
          <table:table-cell office:value-type="percentage" office:value="0.76145092000773285" table:style-name="ce38">
            <text:p>76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020" table:style-name="ce37">
            <text:p>88.020</text:p>
          </table:table-cell>
          <table:table-cell office:value-type="percentage" office:value="1" table:style-name="ce38">
            <text:p>100,0%</text:p>
          </table:table-cell>
          <table:table-cell office:value-type="float" office:value="113703" table:style-name="ce37">
            <text:p>113.703</text:p>
          </table:table-cell>
          <table:table-cell office:value-type="percentage" office:value="1" table:style-name="ce38">
            <text:p>100,0%</text:p>
          </table:table-cell>
          <table:table-cell office:value-type="float" office:value="146317" table:style-name="ce37">
            <text:p>146.317</text:p>
          </table:table-cell>
          <table:table-cell office:value-type="percentage" office:value="0.97771496538636304" table:style-name="ce38">
            <text:p>97,8%</text:p>
          </table:table-cell>
          <table:table-cell office:value-type="float" office:value="151524" table:style-name="ce37">
            <text:p>151.524</text:p>
          </table:table-cell>
          <table:table-cell office:value-type="percentage" office:value="0.93162408927418616" table:style-name="ce38">
            <text:p>93,2%</text:p>
          </table:table-cell>
          <table:table-cell office:value-type="float" office:value="148282" table:style-name="ce37">
            <text:p>148.282</text:p>
          </table:table-cell>
          <table:table-cell office:value-type="percentage" office:value="0.88795338726772977" table:style-name="ce38">
            <text:p>88,8%</text:p>
          </table:table-cell>
          <table:table-cell office:value-type="float" office:value="86308" table:style-name="ce37">
            <text:p>86.308</text:p>
          </table:table-cell>
          <table:table-cell office:value-type="percentage" office:value="0.75410437654542117" table:style-name="ce38">
            <text:p>75,4%</text:p>
          </table:table-cell>
          <table:table-cell office:value-type="float" office:value="60778" table:style-name="ce37">
            <text:p>60.778</text:p>
          </table:table-cell>
          <table:table-cell office:value-type="percentage" office:value="0.76826231497516151" table:style-name="ce38">
            <text:p>76,8%</text:p>
          </table:table-cell>
          <table:table-cell office:value-type="float" office:value="49353" table:style-name="ce37">
            <text:p>49.353</text:p>
          </table:table-cell>
          <table:table-cell office:value-type="percentage" office:value="0.77114062500000002" table:style-name="ce38">
            <text:p>77,1%</text:p>
          </table:table-cell>
          <table:table-cell office:value-type="float" office:value="844285" table:style-name="ce37">
            <text:p>844.285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0401605264651308" table:style-name="ce38">
            <text:p>90,4%</text:p>
          </table:table-cell>
          <table:table-cell office:value-type="percentage" office:value="0.82871835443037978" table:style-name="ce38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0684" table:style-name="ce37">
            <text:p>50.684</text:p>
          </table:table-cell>
          <table:table-cell office:value-type="percentage" office:value="1" table:style-name="ce38">
            <text:p>100,0%</text:p>
          </table:table-cell>
          <table:table-cell office:value-type="float" office:value="78439" table:style-name="ce37">
            <text:p>78.439</text:p>
          </table:table-cell>
          <table:table-cell office:value-type="percentage" office:value="0.97420388494212329" table:style-name="ce38">
            <text:p>97,4%</text:p>
          </table:table-cell>
          <table:table-cell office:value-type="float" office:value="108217" table:style-name="ce37">
            <text:p>108.217</text:p>
          </table:table-cell>
          <table:table-cell office:value-type="percentage" office:value="0.92310907524460251" table:style-name="ce38">
            <text:p>92,3%</text:p>
          </table:table-cell>
          <table:table-cell office:value-type="float" office:value="146317" table:style-name="ce37">
            <text:p>146.317</text:p>
          </table:table-cell>
          <table:table-cell office:value-type="percentage" office:value="0.88250692111437479" table:style-name="ce38">
            <text:p>88,3%</text:p>
          </table:table-cell>
          <table:table-cell office:value-type="float" office:value="159921" table:style-name="ce37">
            <text:p>159.921</text:p>
          </table:table-cell>
          <table:table-cell office:value-type="percentage" office:value="0.77566788894709271" table:style-name="ce38">
            <text:p>77,6%</text:p>
          </table:table-cell>
          <table:table-cell office:value-type="float" office:value="114575" table:style-name="ce37">
            <text:p>114.575</text:p>
          </table:table-cell>
          <table:table-cell office:value-type="percentage" office:value="0.62888680311987133" table:style-name="ce38">
            <text:p>62,9%</text:p>
          </table:table-cell>
          <table:table-cell office:value-type="float" office:value="85674" table:style-name="ce37">
            <text:p>85.674</text:p>
          </table:table-cell>
          <table:table-cell office:value-type="percentage" office:value="0.6210871235736759" table:style-name="ce38">
            <text:p>62,1%</text:p>
          </table:table-cell>
          <table:table-cell office:value-type="float" office:value="63676" table:style-name="ce37">
            <text:p>63.676</text:p>
          </table:table-cell>
          <table:table-cell office:value-type="percentage" office:value="0.66690406367825728" table:style-name="ce38">
            <text:p>66,7%</text:p>
          </table:table-cell>
          <table:table-cell office:value-type="float" office:value="807503" table:style-name="ce37">
            <text:p>807.503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7802964052385476" table:style-name="ce38">
            <text:p>78,0%</text:p>
          </table:table-cell>
          <table:table-cell office:value-type="percentage" office:value="0.68926449989458349" table:style-name="ce38">
            <text:p>68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1517" table:style-name="ce37">
            <text:p>91.517</text:p>
          </table:table-cell>
          <table:table-cell office:value-type="percentage" office:value="1" table:style-name="ce38">
            <text:p>100,0%</text:p>
          </table:table-cell>
          <table:table-cell office:value-type="float" office:value="149645" table:style-name="ce37">
            <text:p>149.645</text:p>
          </table:table-cell>
          <table:table-cell office:value-type="percentage" office:value="0.96838174864590276" table:style-name="ce38">
            <text:p>96,8%</text:p>
          </table:table-cell>
          <table:table-cell office:value-type="float" office:value="217155" table:style-name="ce37">
            <text:p>217.155</text:p>
          </table:table-cell>
          <table:table-cell office:value-type="percentage" office:value="0.92370221019856058" table:style-name="ce38">
            <text:p>92,4%</text:p>
          </table:table-cell>
          <table:table-cell office:value-type="float" office:value="315438" table:style-name="ce37">
            <text:p>315.438</text:p>
          </table:table-cell>
          <table:table-cell office:value-type="percentage" office:value="0.89993495229835208" table:style-name="ce38">
            <text:p>90,0%</text:p>
          </table:table-cell>
          <table:table-cell office:value-type="float" office:value="308766" table:style-name="ce37">
            <text:p>308.766</text:p>
          </table:table-cell>
          <table:table-cell office:value-type="percentage" office:value="0.79594456646147183" table:style-name="ce38">
            <text:p>79,6%</text:p>
          </table:table-cell>
          <table:table-cell office:value-type="float" office:value="213415" table:style-name="ce37">
            <text:p>213.415</text:p>
          </table:table-cell>
          <table:table-cell office:value-type="percentage" office:value="0.6863675249409843" table:style-name="ce38">
            <text:p>68,6%</text:p>
          </table:table-cell>
          <table:table-cell office:value-type="float" office:value="167608" table:style-name="ce37">
            <text:p>167.608</text:p>
          </table:table-cell>
          <table:table-cell office:value-type="percentage" office:value="0.66577688799911017" table:style-name="ce38">
            <text:p>66,6%</text:p>
          </table:table-cell>
          <table:table-cell office:value-type="float" office:value="123669" table:style-name="ce37">
            <text:p>123.669</text:p>
          </table:table-cell>
          <table:table-cell office:value-type="percentage" office:value="0.68782571455586017" table:style-name="ce38">
            <text:p>68,8%</text:p>
          </table:table-cell>
          <table:table-cell office:value-type="float" office:value="1587213" table:style-name="ce37">
            <text:p>1.587.213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0948288787999023" table:style-name="ce38">
            <text:p>80,9%</text:p>
          </table:table-cell>
          <table:table-cell office:value-type="percentage" office:value="0.72943382942270785" table:style-name="ce38">
            <text:p>72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1764" table:style-name="ce37">
            <text:p>41.764</text:p>
          </table:table-cell>
          <table:table-cell office:value-type="percentage" office:value="1" table:style-name="ce38">
            <text:p>100,0%</text:p>
          </table:table-cell>
          <table:table-cell office:value-type="float" office:value="55608" table:style-name="ce37">
            <text:p>55.608</text:p>
          </table:table-cell>
          <table:table-cell office:value-type="percentage" office:value="1" table:style-name="ce38">
            <text:p>100,0%</text:p>
          </table:table-cell>
          <table:table-cell office:value-type="float" office:value="75746" table:style-name="ce37">
            <text:p>75.746</text:p>
          </table:table-cell>
          <table:table-cell office:value-type="percentage" office:value="0.97932639472493377" table:style-name="ce38">
            <text:p>97,9%</text:p>
          </table:table-cell>
          <table:table-cell office:value-type="float" office:value="82841" table:style-name="ce37">
            <text:p>82.841</text:p>
          </table:table-cell>
          <table:table-cell office:value-type="percentage" office:value="0.92082388510959945" table:style-name="ce38">
            <text:p>92,1%</text:p>
          </table:table-cell>
          <table:table-cell office:value-type="float" office:value="85057" table:style-name="ce37">
            <text:p>85.057</text:p>
          </table:table-cell>
          <table:table-cell office:value-type="percentage" office:value="0.86997923677239208" table:style-name="ce38">
            <text:p>87,0%</text:p>
          </table:table-cell>
          <table:table-cell office:value-type="float" office:value="50161" table:style-name="ce37">
            <text:p>50.161</text:p>
          </table:table-cell>
          <table:table-cell office:value-type="percentage" office:value="0.71177614121720378" table:style-name="ce38">
            <text:p>71,2%</text:p>
          </table:table-cell>
          <table:table-cell office:value-type="float" office:value="34649" table:style-name="ce37">
            <text:p>34.649</text:p>
          </table:table-cell>
          <table:table-cell office:value-type="percentage" office:value="0.68605088605088604" table:style-name="ce38">
            <text:p>68,6%</text:p>
          </table:table-cell>
          <table:table-cell office:value-type="float" office:value="18452" table:style-name="ce37">
            <text:p>18.452</text:p>
          </table:table-cell>
          <table:table-cell office:value-type="percentage" office:value="0.41971657985123856" table:style-name="ce38">
            <text:p>42,0%</text:p>
          </table:table-cell>
          <table:table-cell office:value-type="float" office:value="444278" table:style-name="ce37">
            <text:p>444.278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84765333592812431" table:style-name="ce38">
            <text:p>84,8%</text:p>
          </table:table-cell>
          <table:table-cell office:value-type="percentage" office:value="0.76217908578584848" table:style-name="ce38">
            <text:p>76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6493" table:style-name="ce37">
            <text:p>226.493</text:p>
          </table:table-cell>
          <table:table-cell office:value-type="percentage" office:value="1" table:style-name="ce38">
            <text:p>100,0%</text:p>
          </table:table-cell>
          <table:table-cell office:value-type="float" office:value="248601" table:style-name="ce37">
            <text:p>248.601</text:p>
          </table:table-cell>
          <table:table-cell office:value-type="percentage" office:value="1" table:style-name="ce38">
            <text:p>100,0%</text:p>
          </table:table-cell>
          <table:table-cell office:value-type="float" office:value="314817" table:style-name="ce37">
            <text:p>314.817</text:p>
          </table:table-cell>
          <table:table-cell office:value-type="percentage" office:value="0.98820371968924114" table:style-name="ce38">
            <text:p>98,8%</text:p>
          </table:table-cell>
          <table:table-cell office:value-type="float" office:value="344756" table:style-name="ce37">
            <text:p>344.756</text:p>
          </table:table-cell>
          <table:table-cell office:value-type="percentage" office:value="0.90445595854922278" table:style-name="ce38">
            <text:p>90,4%</text:p>
          </table:table-cell>
          <table:table-cell office:value-type="float" office:value="310130" table:style-name="ce37">
            <text:p>310.130</text:p>
          </table:table-cell>
          <table:table-cell office:value-type="percentage" office:value="0.85363537523568356" table:style-name="ce38">
            <text:p>85,4%</text:p>
          </table:table-cell>
          <table:table-cell office:value-type="float" office:value="197355" table:style-name="ce37">
            <text:p>197.355</text:p>
          </table:table-cell>
          <table:table-cell office:value-type="percentage" office:value="0.73699600049293645" table:style-name="ce38">
            <text:p>73,7%</text:p>
          </table:table-cell>
          <table:table-cell office:value-type="float" office:value="150511" table:style-name="ce37">
            <text:p>150.511</text:p>
          </table:table-cell>
          <table:table-cell office:value-type="percentage" office:value="0.71330199141256645" table:style-name="ce38">
            <text:p>71,3%</text:p>
          </table:table-cell>
          <table:table-cell office:value-type="float" office:value="94277" table:style-name="ce37">
            <text:p>94.277</text:p>
          </table:table-cell>
          <table:table-cell office:value-type="percentage" office:value="0.57019390112615065" table:style-name="ce38">
            <text:p>57,0%</text:p>
          </table:table-cell>
          <table:table-cell office:value-type="float" office:value="1886940" table:style-name="ce37">
            <text:p>1.886.940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86705911490989329" table:style-name="ce38">
            <text:p>86,7%</text:p>
          </table:table-cell>
          <table:table-cell office:value-type="percentage" office:value="0.78789336419869072" table:style-name="ce38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5696" table:style-name="ce37">
            <text:p>135.696</text:p>
          </table:table-cell>
          <table:table-cell office:value-type="percentage" office:value="1" table:style-name="ce38">
            <text:p>100,0%</text:p>
          </table:table-cell>
          <table:table-cell office:value-type="float" office:value="156633" table:style-name="ce37">
            <text:p>156.633</text:p>
          </table:table-cell>
          <table:table-cell office:value-type="percentage" office:value="0.98448784105693865" table:style-name="ce38">
            <text:p>98,4%</text:p>
          </table:table-cell>
          <table:table-cell office:value-type="float" office:value="213803" table:style-name="ce37">
            <text:p>213.803</text:p>
          </table:table-cell>
          <table:table-cell office:value-type="percentage" office:value="0.97875428027320499" table:style-name="ce38">
            <text:p>97,9%</text:p>
          </table:table-cell>
          <table:table-cell office:value-type="float" office:value="275199" table:style-name="ce37">
            <text:p>275.199</text:p>
          </table:table-cell>
          <table:table-cell office:value-type="percentage" office:value="0.89502013152160476" table:style-name="ce38">
            <text:p>89,5%</text:p>
          </table:table-cell>
          <table:table-cell office:value-type="float" office:value="272258" table:style-name="ce37">
            <text:p>272.258</text:p>
          </table:table-cell>
          <table:table-cell office:value-type="percentage" office:value="0.82351446590341948" table:style-name="ce38">
            <text:p>82,4%</text:p>
          </table:table-cell>
          <table:table-cell office:value-type="float" office:value="187727" table:style-name="ce37">
            <text:p>187.727</text:p>
          </table:table-cell>
          <table:table-cell office:value-type="percentage" office:value="0.7060033621535835" table:style-name="ce38">
            <text:p>70,6%</text:p>
          </table:table-cell>
          <table:table-cell office:value-type="float" office:value="150737" table:style-name="ce37">
            <text:p>150.737</text:p>
          </table:table-cell>
          <table:table-cell office:value-type="percentage" office:value="0.69117195273489263" table:style-name="ce38">
            <text:p>69,1%</text:p>
          </table:table-cell>
          <table:table-cell office:value-type="float" office:value="113063" table:style-name="ce37">
            <text:p>113.063</text:p>
          </table:table-cell>
          <table:table-cell office:value-type="percentage" office:value="0.64989193663348122" table:style-name="ce38">
            <text:p>65,0%</text:p>
          </table:table-cell>
          <table:table-cell office:value-type="float" office:value="1505116" table:style-name="ce37">
            <text:p>1.505.116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3211483515997486" table:style-name="ce38">
            <text:p>83,2%</text:p>
          </table:table-cell>
          <table:table-cell office:value-type="percentage" office:value="0.73591851442949197" table:style-name="ce38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1929" table:style-name="ce37">
            <text:p>451.929</text:p>
          </table:table-cell>
          <table:table-cell office:value-type="percentage" office:value="1" table:style-name="ce38">
            <text:p>100,0%</text:p>
          </table:table-cell>
          <table:table-cell office:value-type="float" office:value="612601" table:style-name="ce37">
            <text:p>612.601</text:p>
          </table:table-cell>
          <table:table-cell office:value-type="percentage" office:value="0.9642825661270723" table:style-name="ce38">
            <text:p>96,4%</text:p>
          </table:table-cell>
          <table:table-cell office:value-type="float" office:value="780686" table:style-name="ce37">
            <text:p>780.686</text:p>
          </table:table-cell>
          <table:table-cell office:value-type="percentage" office:value="0.9320689029398842" table:style-name="ce38">
            <text:p>93,2%</text:p>
          </table:table-cell>
          <table:table-cell office:value-type="float" office:value="1002531" table:style-name="ce37">
            <text:p>1.002.531</text:p>
          </table:table-cell>
          <table:table-cell office:value-type="percentage" office:value="0.9182536774808111" table:style-name="ce38">
            <text:p>91,8%</text:p>
          </table:table-cell>
          <table:table-cell office:value-type="float" office:value="1083514" table:style-name="ce37">
            <text:p>1.083.514</text:p>
          </table:table-cell>
          <table:table-cell office:value-type="percentage" office:value="0.8228668203272439" table:style-name="ce38">
            <text:p>82,3%</text:p>
          </table:table-cell>
          <table:table-cell office:value-type="float" office:value="695216" table:style-name="ce37">
            <text:p>695.216</text:p>
          </table:table-cell>
          <table:table-cell office:value-type="percentage" office:value="0.6655000899821184" table:style-name="ce38">
            <text:p>66,6%</text:p>
          </table:table-cell>
          <table:table-cell office:value-type="float" office:value="540737" table:style-name="ce37">
            <text:p>540.737</text:p>
          </table:table-cell>
          <table:table-cell office:value-type="percentage" office:value="0.64455172331587074" table:style-name="ce38">
            <text:p>64,5%</text:p>
          </table:table-cell>
          <table:table-cell office:value-type="float" office:value="406697" table:style-name="ce37">
            <text:p>406.697</text:p>
          </table:table-cell>
          <table:table-cell office:value-type="percentage" office:value="0.61980809734122155" table:style-name="ce38">
            <text:p>62,0%</text:p>
          </table:table-cell>
          <table:table-cell office:value-type="float" office:value="5573911" table:style-name="ce37">
            <text:p>5.573.911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11534485670524" table:style-name="ce38">
            <text:p>81,2%</text:p>
          </table:table-cell>
          <table:table-cell office:value-type="percentage" office:value="0.71639689535824214" table:style-name="ce38">
            <text:p>71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2651" table:style-name="ce37">
            <text:p>292.651</text:p>
          </table:table-cell>
          <table:table-cell office:value-type="percentage" office:value="1" table:style-name="ce38">
            <text:p>100,0%</text:p>
          </table:table-cell>
          <table:table-cell office:value-type="float" office:value="430726" table:style-name="ce37">
            <text:p>430.726</text:p>
          </table:table-cell>
          <table:table-cell office:value-type="percentage" office:value="0.98370262776856632" table:style-name="ce38">
            <text:p>98,4%</text:p>
          </table:table-cell>
          <table:table-cell office:value-type="float" office:value="557018" table:style-name="ce37">
            <text:p>557.018</text:p>
          </table:table-cell>
          <table:table-cell office:value-type="percentage" office:value="0.95917193591492056" table:style-name="ce38">
            <text:p>95,9%</text:p>
          </table:table-cell>
          <table:table-cell office:value-type="float" office:value="704692" table:style-name="ce37">
            <text:p>704.692</text:p>
          </table:table-cell>
          <table:table-cell office:value-type="percentage" office:value="0.93667440259246559" table:style-name="ce38">
            <text:p>93,7%</text:p>
          </table:table-cell>
          <table:table-cell office:value-type="float" office:value="733138" table:style-name="ce37">
            <text:p>733.138</text:p>
          </table:table-cell>
          <table:table-cell office:value-type="percentage" office:value="0.86090691742955516" table:style-name="ce38">
            <text:p>86,1%</text:p>
          </table:table-cell>
          <table:table-cell office:value-type="float" office:value="465791" table:style-name="ce37">
            <text:p>465.791</text:p>
          </table:table-cell>
          <table:table-cell office:value-type="percentage" office:value="0.71797231329353428" table:style-name="ce38">
            <text:p>71,8%</text:p>
          </table:table-cell>
          <table:table-cell office:value-type="float" office:value="371476" table:style-name="ce37">
            <text:p>371.476</text:p>
          </table:table-cell>
          <table:table-cell office:value-type="percentage" office:value="0.71973897846649848" table:style-name="ce38">
            <text:p>72,0%</text:p>
          </table:table-cell>
          <table:table-cell office:value-type="float" office:value="289207" table:style-name="ce37">
            <text:p>289.207</text:p>
          </table:table-cell>
          <table:table-cell office:value-type="percentage" office:value="0.68123882590435092" table:style-name="ce38">
            <text:p>68,1%</text:p>
          </table:table-cell>
          <table:table-cell office:value-type="float" office:value="3844699" table:style-name="ce37">
            <text:p>3.844.699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85657438332398717" table:style-name="ce38">
            <text:p>85,7%</text:p>
          </table:table-cell>
          <table:table-cell office:value-type="percentage" office:value="0.76021962477208926" table:style-name="ce38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7194" table:style-name="ce37">
            <text:p>77.194</text:p>
          </table:table-cell>
          <table:table-cell office:value-type="percentage" office:value="1" table:style-name="ce38">
            <text:p>100,0%</text:p>
          </table:table-cell>
          <table:table-cell office:value-type="float" office:value="95180" table:style-name="ce37">
            <text:p>95.180</text:p>
          </table:table-cell>
          <table:table-cell office:value-type="percentage" office:value="1" table:style-name="ce38">
            <text:p>100,0%</text:p>
          </table:table-cell>
          <table:table-cell office:value-type="float" office:value="130845" table:style-name="ce37">
            <text:p>130.845</text:p>
          </table:table-cell>
          <table:table-cell office:value-type="percentage" office:value="1.0442787935864386" table:style-name="ce38">
            <text:p>104,4%</text:p>
          </table:table-cell>
          <table:table-cell office:value-type="float" office:value="159441" table:style-name="ce37">
            <text:p>159.441</text:p>
          </table:table-cell>
          <table:table-cell office:value-type="percentage" office:value="0.94223359493192138" table:style-name="ce38">
            <text:p>94,2%</text:p>
          </table:table-cell>
          <table:table-cell office:value-type="float" office:value="143166" table:style-name="ce37">
            <text:p>143.166</text:p>
          </table:table-cell>
          <table:table-cell office:value-type="percentage" office:value="0.89762624299346683" table:style-name="ce38">
            <text:p>89,8%</text:p>
          </table:table-cell>
          <table:table-cell office:value-type="float" office:value="107415" table:style-name="ce37">
            <text:p>107.415</text:p>
          </table:table-cell>
          <table:table-cell office:value-type="percentage" office:value="0.80473332883824422" table:style-name="ce38">
            <text:p>80,5%</text:p>
          </table:table-cell>
          <table:table-cell office:value-type="float" office:value="83796" table:style-name="ce37">
            <text:p>83.796</text:p>
          </table:table-cell>
          <table:table-cell office:value-type="percentage" office:value="0.73946346629015181" table:style-name="ce38">
            <text:p>73,9%</text:p>
          </table:table-cell>
          <table:table-cell office:value-type="float" office:value="59180" table:style-name="ce37">
            <text:p>59.180</text:p>
          </table:table-cell>
          <table:table-cell office:value-type="percentage" office:value="0.69828908554572267" table:style-name="ce38">
            <text:p>69,8%</text:p>
          </table:table-cell>
          <table:table-cell office:value-type="float" office:value="856217" table:style-name="ce37">
            <text:p>856.217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89803206714234918" table:style-name="ce38">
            <text:p>89,8%</text:p>
          </table:table-cell>
          <table:table-cell office:value-type="percentage" office:value="0.80472505773096847" table:style-name="ce38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0199" table:style-name="ce37">
            <text:p>240.199</text:p>
          </table:table-cell>
          <table:table-cell office:value-type="percentage" office:value="1" table:style-name="ce38">
            <text:p>100,0%</text:p>
          </table:table-cell>
          <table:table-cell office:value-type="float" office:value="289362" table:style-name="ce37">
            <text:p>289.362</text:p>
          </table:table-cell>
          <table:table-cell office:value-type="percentage" office:value="0.99861955673966907" table:style-name="ce38">
            <text:p>99,9%</text:p>
          </table:table-cell>
          <table:table-cell office:value-type="float" office:value="341863" table:style-name="ce37">
            <text:p>341.863</text:p>
          </table:table-cell>
          <table:table-cell office:value-type="percentage" office:value="0.9854032692756689" table:style-name="ce38">
            <text:p>98,5%</text:p>
          </table:table-cell>
          <table:table-cell office:value-type="float" office:value="385908" table:style-name="ce37">
            <text:p>385.908</text:p>
          </table:table-cell>
          <table:table-cell office:value-type="percentage" office:value="0.95077225546885968" table:style-name="ce38">
            <text:p>95,1%</text:p>
          </table:table-cell>
          <table:table-cell office:value-type="float" office:value="398893" table:style-name="ce37">
            <text:p>398.893</text:p>
          </table:table-cell>
          <table:table-cell office:value-type="percentage" office:value="0.89998668835637297" table:style-name="ce38">
            <text:p>90,0%</text:p>
          </table:table-cell>
          <table:table-cell office:value-type="float" office:value="247009" table:style-name="ce37">
            <text:p>247.009</text:p>
          </table:table-cell>
          <table:table-cell office:value-type="percentage" office:value="0.76376898530648596" table:style-name="ce38">
            <text:p>76,4%</text:p>
          </table:table-cell>
          <table:table-cell office:value-type="float" office:value="179390" table:style-name="ce37">
            <text:p>179.390</text:p>
          </table:table-cell>
          <table:table-cell office:value-type="percentage" office:value="0.77664396638684563" table:style-name="ce38">
            <text:p>77,7%</text:p>
          </table:table-cell>
          <table:table-cell office:value-type="float" office:value="112202" table:style-name="ce37">
            <text:p>112.202</text:p>
          </table:table-cell>
          <table:table-cell office:value-type="percentage" office:value="0.62332020421428058" table:style-name="ce38">
            <text:p>62,3%</text:p>
          </table:table-cell>
          <table:table-cell office:value-type="float" office:value="2194826" table:style-name="ce37">
            <text:p>2.194.826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89420602265963245" table:style-name="ce38">
            <text:p>89,4%</text:p>
          </table:table-cell>
          <table:table-cell office:value-type="percentage" office:value="0.81235123448313895" table:style-name="ce38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134" table:style-name="ce37">
            <text:p>23.134</text:p>
          </table:table-cell>
          <table:table-cell office:value-type="percentage" office:value="1" table:style-name="ce38">
            <text:p>100,0%</text:p>
          </table:table-cell>
          <table:table-cell office:value-type="float" office:value="28514" table:style-name="ce37">
            <text:p>28.514</text:p>
          </table:table-cell>
          <table:table-cell office:value-type="percentage" office:value="1" table:style-name="ce38">
            <text:p>100,0%</text:p>
          </table:table-cell>
          <table:table-cell office:value-type="float" office:value="37244" table:style-name="ce37">
            <text:p>37.244</text:p>
          </table:table-cell>
          <table:table-cell office:value-type="percentage" office:value="0.98743305583541019" table:style-name="ce38">
            <text:p>98,7%</text:p>
          </table:table-cell>
          <table:table-cell office:value-type="float" office:value="44458" table:style-name="ce37">
            <text:p>44.458</text:p>
          </table:table-cell>
          <table:table-cell office:value-type="percentage" office:value="0.93273749580396104" table:style-name="ce38">
            <text:p>93,3%</text:p>
          </table:table-cell>
          <table:table-cell office:value-type="float" office:value="46035" table:style-name="ce37">
            <text:p>46.035</text:p>
          </table:table-cell>
          <table:table-cell office:value-type="percentage" office:value="0.86945436002039778" table:style-name="ce38">
            <text:p>86,9%</text:p>
          </table:table-cell>
          <table:table-cell office:value-type="float" office:value="28658" table:style-name="ce37">
            <text:p>28.658</text:p>
          </table:table-cell>
          <table:table-cell office:value-type="percentage" office:value="0.72885882143492964" table:style-name="ce38">
            <text:p>72,9%</text:p>
          </table:table-cell>
          <table:table-cell office:value-type="float" office:value="20659" table:style-name="ce37">
            <text:p>20.659</text:p>
          </table:table-cell>
          <table:table-cell office:value-type="percentage" office:value="0.67827828485127062" table:style-name="ce38">
            <text:p>67,8%</text:p>
          </table:table-cell>
          <table:table-cell office:value-type="float" office:value="16659" table:style-name="ce37">
            <text:p>16.659</text:p>
          </table:table-cell>
          <table:table-cell office:value-type="percentage" office:value="0.6524753250822497" table:style-name="ce38">
            <text:p>65,2%</text:p>
          </table:table-cell>
          <table:table-cell office:value-type="float" office:value="245361" table:style-name="ce37">
            <text:p>245.361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86403845476634855" table:style-name="ce38">
            <text:p>86,4%</text:p>
          </table:table-cell>
          <table:table-cell office:value-type="percentage" office:value="0.76695924529717363" table:style-name="ce38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69962" table:style-name="ce37">
            <text:p>369.962</text:p>
          </table:table-cell>
          <table:table-cell office:value-type="percentage" office:value="1" table:style-name="ce38">
            <text:p>100,0%</text:p>
          </table:table-cell>
          <table:table-cell office:value-type="float" office:value="507095" table:style-name="ce37">
            <text:p>507.095</text:p>
          </table:table-cell>
          <table:table-cell office:value-type="percentage" office:value="0.96391050047426152" table:style-name="ce38">
            <text:p>96,4%</text:p>
          </table:table-cell>
          <table:table-cell office:value-type="float" office:value="669819" table:style-name="ce37">
            <text:p>669.819</text:p>
          </table:table-cell>
          <table:table-cell office:value-type="percentage" office:value="0.95236328116669011" table:style-name="ce38">
            <text:p>95,2%</text:p>
          </table:table-cell>
          <table:table-cell office:value-type="float" office:value="920131" table:style-name="ce37">
            <text:p>920.131</text:p>
          </table:table-cell>
          <table:table-cell office:value-type="percentage" office:value="0.94587487651408386" table:style-name="ce38">
            <text:p>94,6%</text:p>
          </table:table-cell>
          <table:table-cell office:value-type="float" office:value="980141" table:style-name="ce37">
            <text:p>980.141</text:p>
          </table:table-cell>
          <table:table-cell office:value-type="percentage" office:value="0.84062210809702809" table:style-name="ce38">
            <text:p>84,1%</text:p>
          </table:table-cell>
          <table:table-cell office:value-type="float" office:value="664964" table:style-name="ce37">
            <text:p>664.964</text:p>
          </table:table-cell>
          <table:table-cell office:value-type="percentage" office:value="0.70022745461438018" table:style-name="ce38">
            <text:p>70,0%</text:p>
          </table:table-cell>
          <table:table-cell office:value-type="float" office:value="497603" table:style-name="ce37">
            <text:p>497.603</text:p>
          </table:table-cell>
          <table:table-cell office:value-type="percentage" office:value="0.6701949560591266" table:style-name="ce38">
            <text:p>67,0%</text:p>
          </table:table-cell>
          <table:table-cell office:value-type="float" office:value="308328" table:style-name="ce37">
            <text:p>308.328</text:p>
          </table:table-cell>
          <table:table-cell office:value-type="percentage" office:value="0.55700922423230759" table:style-name="ce38">
            <text:p>55,7%</text:p>
          </table:table-cell>
          <table:table-cell office:value-type="float" office:value="4918043" table:style-name="ce37">
            <text:p>4.918.043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2269903480080164" table:style-name="ce38">
            <text:p>82,3%</text:p>
          </table:table-cell>
          <table:table-cell office:value-type="percentage" office:value="0.72538705654134694" table:style-name="ce38">
            <text:p>72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2712" table:style-name="ce37">
            <text:p>72.712</text:p>
          </table:table-cell>
          <table:table-cell office:value-type="percentage" office:value="1" table:style-name="ce38">
            <text:p>100,0%</text:p>
          </table:table-cell>
          <table:table-cell office:value-type="float" office:value="100528" table:style-name="ce37">
            <text:p>100.528</text:p>
          </table:table-cell>
          <table:table-cell office:value-type="percentage" office:value="0.97695798792991184" table:style-name="ce38">
            <text:p>97,7%</text:p>
          </table:table-cell>
          <table:table-cell office:value-type="float" office:value="143409" table:style-name="ce37">
            <text:p>143.409</text:p>
          </table:table-cell>
          <table:table-cell office:value-type="percentage" office:value="0.97617572783151474" table:style-name="ce38">
            <text:p>97,6%</text:p>
          </table:table-cell>
          <table:table-cell office:value-type="float" office:value="202514" table:style-name="ce37">
            <text:p>202.514</text:p>
          </table:table-cell>
          <table:table-cell office:value-type="percentage" office:value="0.94962861537307275" table:style-name="ce38">
            <text:p>95,0%</text:p>
          </table:table-cell>
          <table:table-cell office:value-type="float" office:value="221800" table:style-name="ce37">
            <text:p>221.800</text:p>
          </table:table-cell>
          <table:table-cell office:value-type="percentage" office:value="0.87268892849695268" table:style-name="ce38">
            <text:p>87,3%</text:p>
          </table:table-cell>
          <table:table-cell office:value-type="float" office:value="152545" table:style-name="ce37">
            <text:p>152.545</text:p>
          </table:table-cell>
          <table:table-cell office:value-type="percentage" office:value="0.7298699061735956" table:style-name="ce38">
            <text:p>73,0%</text:p>
          </table:table-cell>
          <table:table-cell office:value-type="float" office:value="123524" table:style-name="ce37">
            <text:p>123.524</text:p>
          </table:table-cell>
          <table:table-cell office:value-type="percentage" office:value="0.71712879104546934" table:style-name="ce38">
            <text:p>71,7%</text:p>
          </table:table-cell>
          <table:table-cell office:value-type="float" office:value="99877" table:style-name="ce37">
            <text:p>99.877</text:p>
          </table:table-cell>
          <table:table-cell office:value-type="percentage" office:value="0.70388458990514047" table:style-name="ce38">
            <text:p>70,4%</text:p>
          </table:table-cell>
          <table:table-cell office:value-type="float" office:value="1116909" table:style-name="ce37">
            <text:p>1.116.909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5251313412261465" table:style-name="ce38">
            <text:p>85,3%</text:p>
          </table:table-cell>
          <table:table-cell office:value-type="percentage" office:value="0.73906253825473067" table:style-name="ce38">
            <text:p>73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069" table:style-name="ce37">
            <text:p>42.069</text:p>
          </table:table-cell>
          <table:table-cell office:value-type="percentage" office:value="1" table:style-name="ce38">
            <text:p>100,0%</text:p>
          </table:table-cell>
          <table:table-cell office:value-type="float" office:value="55653" table:style-name="ce37">
            <text:p>55.653</text:p>
          </table:table-cell>
          <table:table-cell office:value-type="percentage" office:value="0.99750860338399772" table:style-name="ce38">
            <text:p>99,8%</text:p>
          </table:table-cell>
          <table:table-cell office:value-type="float" office:value="71150" table:style-name="ce37">
            <text:p>71.150</text:p>
          </table:table-cell>
          <table:table-cell office:value-type="percentage" office:value="0.96351768593250642" table:style-name="ce38">
            <text:p>96,4%</text:p>
          </table:table-cell>
          <table:table-cell office:value-type="float" office:value="90303" table:style-name="ce37">
            <text:p>90.303</text:p>
          </table:table-cell>
          <table:table-cell office:value-type="percentage" office:value="0.93390489585703351" table:style-name="ce38">
            <text:p>93,4%</text:p>
          </table:table-cell>
          <table:table-cell office:value-type="float" office:value="92146" table:style-name="ce37">
            <text:p>92.146</text:p>
          </table:table-cell>
          <table:table-cell office:value-type="percentage" office:value="0.85318790392770505" table:style-name="ce38">
            <text:p>85,3%</text:p>
          </table:table-cell>
          <table:table-cell office:value-type="float" office:value="59526" table:style-name="ce37">
            <text:p>59.526</text:p>
          </table:table-cell>
          <table:table-cell office:value-type="percentage" office:value="0.73180806727234726" table:style-name="ce38">
            <text:p>73,2%</text:p>
          </table:table-cell>
          <table:table-cell office:value-type="float" office:value="49542" table:style-name="ce37">
            <text:p>49.542</text:p>
          </table:table-cell>
          <table:table-cell office:value-type="percentage" office:value="0.72720066933814786" table:style-name="ce38">
            <text:p>72,7%</text:p>
          </table:table-cell>
          <table:table-cell office:value-type="float" office:value="39599" table:style-name="ce37">
            <text:p>39.599</text:p>
          </table:table-cell>
          <table:table-cell office:value-type="percentage" office:value="0.7022593459601334" table:style-name="ce38">
            <text:p>70,2%</text:p>
          </table:table-cell>
          <table:table-cell office:value-type="float" office:value="499988" table:style-name="ce37">
            <text:p>499.988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6004052608221493" table:style-name="ce38">
            <text:p>86,0%</text:p>
          </table:table-cell>
          <table:table-cell office:value-type="percentage" office:value="0.75618612909616956" table:style-name="ce38">
            <text:p>75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1676" table:style-name="ce37">
            <text:p>161.676</text:p>
          </table:table-cell>
          <table:table-cell office:value-type="percentage" office:value="1.0235897435897436" table:style-name="ce38">
            <text:p>102,4%</text:p>
          </table:table-cell>
          <table:table-cell office:value-type="float" office:value="211864" table:style-name="ce37">
            <text:p>211.864</text:p>
          </table:table-cell>
          <table:table-cell office:value-type="percentage" office:value="0.99428855693374818" table:style-name="ce38">
            <text:p>99,4%</text:p>
          </table:table-cell>
          <table:table-cell office:value-type="float" office:value="271887" table:style-name="ce37">
            <text:p>271.887</text:p>
          </table:table-cell>
          <table:table-cell office:value-type="percentage" office:value="0.97061248969188096" table:style-name="ce38">
            <text:p>97,1%</text:p>
          </table:table-cell>
          <table:table-cell office:value-type="float" office:value="318496" table:style-name="ce37">
            <text:p>318.496</text:p>
          </table:table-cell>
          <table:table-cell office:value-type="percentage" office:value="0.93681631404477361" table:style-name="ce38">
            <text:p>93,7%</text:p>
          </table:table-cell>
          <table:table-cell office:value-type="float" office:value="311818" table:style-name="ce37">
            <text:p>311.818</text:p>
          </table:table-cell>
          <table:table-cell office:value-type="percentage" office:value="0.8610593345538794" table:style-name="ce38">
            <text:p>86,1%</text:p>
          </table:table-cell>
          <table:table-cell office:value-type="float" office:value="184980" table:style-name="ce37">
            <text:p>184.980</text:p>
          </table:table-cell>
          <table:table-cell office:value-type="percentage" office:value="0.7099787750966251" table:style-name="ce38">
            <text:p>71,0%</text:p>
          </table:table-cell>
          <table:table-cell office:value-type="float" office:value="135289" table:style-name="ce37">
            <text:p>135.289</text:p>
          </table:table-cell>
          <table:table-cell office:value-type="percentage" office:value="0.67129615846457669" table:style-name="ce38">
            <text:p>67,1%</text:p>
          </table:table-cell>
          <table:table-cell office:value-type="float" office:value="100430" table:style-name="ce37">
            <text:p>100.430</text:p>
          </table:table-cell>
          <table:table-cell office:value-type="percentage" office:value="0.59564902791122498" table:style-name="ce38">
            <text:p>59,6%</text:p>
          </table:table-cell>
          <table:table-cell office:value-type="float" office:value="1696440" table:style-name="ce37">
            <text:p>1.696.440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85508505032654669" table:style-name="ce38">
            <text:p>85,5%</text:p>
          </table:table-cell>
          <table:table-cell office:value-type="percentage" office:value="0.76398871607526941" table:style-name="ce38">
            <text:p>76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68" table:style-name="ce37">
            <text:p>2.368</text:p>
          </table:table-cell>
          <table:table-cell office:value-type="percentage" office:value="0.909021113243762" table:style-name="ce38">
            <text:p>90,9%</text:p>
          </table:table-cell>
          <table:table-cell office:value-type="float" office:value="3839" table:style-name="ce37">
            <text:p>3.839</text:p>
          </table:table-cell>
          <table:table-cell office:value-type="percentage" office:value="0.88906901343214451" table:style-name="ce38">
            <text:p>88,9%</text:p>
          </table:table-cell>
          <table:table-cell office:value-type="float" office:value="7401" table:style-name="ce37">
            <text:p>7.401</text:p>
          </table:table-cell>
          <table:table-cell office:value-type="percentage" office:value="0.94196258113783882" table:style-name="ce38">
            <text:p>94,2%</text:p>
          </table:table-cell>
          <table:table-cell office:value-type="float" office:value="10192" table:style-name="ce37">
            <text:p>10.192</text:p>
          </table:table-cell>
          <table:table-cell office:value-type="percentage" office:value="0.88196607822776052" table:style-name="ce38">
            <text:p>88,2%</text:p>
          </table:table-cell>
          <table:table-cell office:value-type="float" office:value="10512" table:style-name="ce37">
            <text:p>10.512</text:p>
          </table:table-cell>
          <table:table-cell office:value-type="percentage" office:value="0.8315140009492169" table:style-name="ce38">
            <text:p>83,2%</text:p>
          </table:table-cell>
          <table:table-cell office:value-type="float" office:value="8165" table:style-name="ce37">
            <text:p>8.165</text:p>
          </table:table-cell>
          <table:table-cell office:value-type="percentage" office:value="0.68648057844291244" table:style-name="ce38">
            <text:p>68,6%</text:p>
          </table:table-cell>
          <table:table-cell office:value-type="float" office:value="7373" table:style-name="ce37">
            <text:p>7.373</text:p>
          </table:table-cell>
          <table:table-cell office:value-type="percentage" office:value="0.67228959606090999" table:style-name="ce38">
            <text:p>67,2%</text:p>
          </table:table-cell>
          <table:table-cell office:value-type="float" office:value="5775" table:style-name="ce37">
            <text:p>5.775</text:p>
          </table:table-cell>
          <table:table-cell office:value-type="percentage" office:value="0.63280736357659439" table:style-name="ce38">
            <text:p>63,3%</text:p>
          </table:table-cell>
          <table:table-cell office:value-type="float" office:value="55625" table:style-name="ce37">
            <text:p>55.625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78383710279715357" table:style-name="ce38">
            <text:p>78,4%</text:p>
          </table:table-cell>
          <table:table-cell office:value-type="percentage" office:value="0.66061376214341705" table:style-name="ce38">
            <text:p>66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1951" table:style-name="ce37">
            <text:p>1.951</text:p>
          </table:table-cell>
          <table:table-cell office:value-type="percentage" office:value="0.83056619838229029" table:style-name="ce38">
            <text:p>83,1%</text:p>
          </table:table-cell>
          <table:table-cell office:value-type="float" office:value="3224" table:style-name="ce37">
            <text:p>3.224</text:p>
          </table:table-cell>
          <table:table-cell office:value-type="percentage" office:value="0.8601921024546425" table:style-name="ce38">
            <text:p>86,0%</text:p>
          </table:table-cell>
          <table:table-cell office:value-type="float" office:value="6925" table:style-name="ce37">
            <text:p>6.925</text:p>
          </table:table-cell>
          <table:table-cell office:value-type="percentage" office:value="0.88475788935735278" table:style-name="ce38">
            <text:p>88,5%</text:p>
          </table:table-cell>
          <table:table-cell office:value-type="float" office:value="9361" table:style-name="ce37">
            <text:p>9.361</text:p>
          </table:table-cell>
          <table:table-cell office:value-type="percentage" office:value="0.82848039649526506" table:style-name="ce38">
            <text:p>82,8%</text:p>
          </table:table-cell>
          <table:table-cell office:value-type="float" office:value="9620" table:style-name="ce37">
            <text:p>9.620</text:p>
          </table:table-cell>
          <table:table-cell office:value-type="percentage" office:value="0.80153307782036332" table:style-name="ce38">
            <text:p>80,2%</text:p>
          </table:table-cell>
          <table:table-cell office:value-type="float" office:value="7884" table:style-name="ce37">
            <text:p>7.884</text:p>
          </table:table-cell>
          <table:table-cell office:value-type="percentage" office:value="0.64979807137558721" table:style-name="ce38">
            <text:p>65,0%</text:p>
          </table:table-cell>
          <table:table-cell office:value-type="float" office:value="7294" table:style-name="ce37">
            <text:p>7.294</text:p>
          </table:table-cell>
          <table:table-cell office:value-type="percentage" office:value="0.60808670279283039" table:style-name="ce38">
            <text:p>60,8%</text:p>
          </table:table-cell>
          <table:table-cell office:value-type="float" office:value="5859" table:style-name="ce37">
            <text:p>5.859</text:p>
          </table:table-cell>
          <table:table-cell office:value-type="percentage" office:value="0.61196991852935034" table:style-name="ce38">
            <text:p>61,2%</text:p>
          </table:table-cell>
          <table:table-cell office:value-type="float" office:value="52118" table:style-name="ce37">
            <text:p>52.118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3481184880228967" table:style-name="ce38">
            <text:p>73,5%</text:p>
          </table:table-cell>
          <table:table-cell office:value-type="percentage" office:value="0.5985346134411319" table:style-name="ce38">
            <text:p>59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23" table:style-name="ce37">
            <text:p>23</text:p>
          </table:table-cell>
          <table:table-cell office:value-type="string" table:style-name="ce38">
            <text:p>-</text:p>
          </table:table-cell>
          <table:table-cell office:value-type="float" office:value="17" table:style-name="ce37">
            <text:p>17</text:p>
          </table:table-cell>
          <table:table-cell office:value-type="string" table:style-name="ce38">
            <text:p>-</text:p>
          </table:table-cell>
          <table:table-cell office:value-type="float" office:value="3365" table:style-name="ce37">
            <text:p>3.365</text:p>
          </table:table-cell>
          <table:table-cell office:value-type="string" table:style-name="ce38">
            <text:p>-</text:p>
          </table:table-cell>
          <table:table-cell office:value-type="float" office:value="8828" table:style-name="ce37">
            <text:p>8.828</text:p>
          </table:table-cell>
          <table:table-cell office:value-type="string" table:style-name="ce38">
            <text:p>-</text:p>
          </table:table-cell>
          <table:table-cell office:value-type="float" office:value="20528" table:style-name="ce37">
            <text:p>20.528</text:p>
          </table:table-cell>
          <table:table-cell office:value-type="string" table:style-name="ce38">
            <text:p>-</text:p>
          </table:table-cell>
          <table:table-cell office:value-type="float" office:value="29622" table:style-name="ce37">
            <text:p>29.622</text:p>
          </table:table-cell>
          <table:table-cell office:value-type="string" table:style-name="ce38">
            <text:p>-</text:p>
          </table:table-cell>
          <table:table-cell office:value-type="float" office:value="22142" table:style-name="ce37">
            <text:p>22.142</text:p>
          </table:table-cell>
          <table:table-cell office:value-type="string" table:style-name="ce38">
            <text:p>-</text:p>
          </table:table-cell>
          <table:table-cell office:value-type="float" office:value="981" table:style-name="ce37">
            <text:p>981</text:p>
          </table:table-cell>
          <table:table-cell office:value-type="string" table:style-name="ce38">
            <text:p>-</text:p>
          </table:table-cell>
          <table:table-cell office:value-type="float" office:value="85506" table:style-name="ce37">
            <text:p>85.506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7">
            <text:p>Sanidad Exterior</text:p>
          </table:table-cell>
          <table:table-cell office:value-type="float" office:value="19" table:style-name="ce40">
            <text:p>19</text:p>
          </table:table-cell>
          <table:table-cell office:value-type="string" table:style-name="ce41">
            <text:p>-</text:p>
          </table:table-cell>
          <table:table-cell office:value-type="float" office:value="22" table:style-name="ce40">
            <text:p>22</text:p>
          </table:table-cell>
          <table:table-cell office:value-type="string" table:style-name="ce41">
            <text:p>-</text:p>
          </table:table-cell>
          <table:table-cell office:value-type="float" office:value="178" table:style-name="ce40">
            <text:p>178</text:p>
          </table:table-cell>
          <table:table-cell office:value-type="string" table:style-name="ce41">
            <text:p>-</text:p>
          </table:table-cell>
          <table:table-cell office:value-type="float" office:value="512" table:style-name="ce40">
            <text:p>512</text:p>
          </table:table-cell>
          <table:table-cell office:value-type="string" table:style-name="ce41">
            <text:p>-</text:p>
          </table:table-cell>
          <table:table-cell office:value-type="float" office:value="947" table:style-name="ce40">
            <text:p>947</text:p>
          </table:table-cell>
          <table:table-cell office:value-type="string" table:style-name="ce41">
            <text:p>-</text:p>
          </table:table-cell>
          <table:table-cell office:value-type="float" office:value="1034" table:style-name="ce40">
            <text:p>1.034</text:p>
          </table:table-cell>
          <table:table-cell office:value-type="string" table:style-name="ce41">
            <text:p>-</text:p>
          </table:table-cell>
          <table:table-cell office:value-type="float" office:value="929" table:style-name="ce40">
            <text:p>929</text:p>
          </table:table-cell>
          <table:table-cell office:value-type="string" table:style-name="ce41">
            <text:p>-</text:p>
          </table:table-cell>
          <table:table-cell office:value-type="float" office:value="133" table:style-name="ce40">
            <text:p>133</text:p>
          </table:table-cell>
          <table:table-cell office:value-type="string" table:style-name="ce41">
            <text:p>-</text:p>
          </table:table-cell>
          <table:table-cell office:value-type="float" office:value="3774" table:style-name="ce40">
            <text:p>3.774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0" table:style-name="ce21"/>
          <table:table-cell table:number-columns-repeated="16343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896830" table:style-name="ce44">
            <text:p>2.896.830</text:p>
          </table:table-cell>
          <table:table-cell office:value-type="percentage" office:value="1" table:style-name="ce45">
            <text:p>100,0%</text:p>
          </table:table-cell>
          <table:table-cell office:value-type="float" office:value="3906851" table:style-name="ce44">
            <text:p>3.906.851</text:p>
          </table:table-cell>
          <table:table-cell office:value-type="percentage" office:value="0.98656732436121308" table:style-name="ce45">
            <text:p>98,7%</text:p>
          </table:table-cell>
          <table:table-cell office:value-type="float" office:value="5160690" table:style-name="ce44">
            <text:p>5.160.690</text:p>
          </table:table-cell>
          <table:table-cell office:value-type="percentage" office:value="0.96696712339136737" table:style-name="ce45">
            <text:p>96,7%</text:p>
          </table:table-cell>
          <table:table-cell office:value-type="float" office:value="6547304" table:style-name="ce44">
            <text:p>6.547.304</text:p>
          </table:table-cell>
          <table:table-cell office:value-type="percentage" office:value="0.93089992103286845" table:style-name="ce45">
            <text:p>93,1%</text:p>
          </table:table-cell>
          <table:table-cell office:value-type="float" office:value="6729449" table:style-name="ce44">
            <text:p>6.729.449</text:p>
          </table:table-cell>
          <table:table-cell office:value-type="percentage" office:value="0.8527208902171981" table:style-name="ce45">
            <text:p>85,3%</text:p>
          </table:table-cell>
          <table:table-cell office:value-type="float" office:value="4482399" table:style-name="ce44">
            <text:p>4.482.399</text:p>
          </table:table-cell>
          <table:table-cell office:value-type="percentage" office:value="0.71943965743467964" table:style-name="ce45">
            <text:p>71,9%</text:p>
          </table:table-cell>
          <table:table-cell office:value-type="float" office:value="3460030" table:style-name="ce44">
            <text:p>3.460.030</text:p>
          </table:table-cell>
          <table:table-cell office:value-type="percentage" office:value="0.6997536726637329" table:style-name="ce45">
            <text:p>70,0%</text:p>
          </table:table-cell>
          <table:table-cell office:value-type="float" office:value="2504888" table:style-name="ce44">
            <text:p>2.504.888</text:p>
          </table:table-cell>
          <table:table-cell office:value-type="percentage" office:value="0.64414766324665962" table:style-name="ce45">
            <text:p>64,4%</text:p>
          </table:table-cell>
          <table:table-cell office:value-type="float" office:value="35688441" table:style-name="ce44">
            <text:p>35.688.441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4730739753513229" table:style-name="ce45">
            <text:p>84,7%</text:p>
          </table:table-cell>
          <table:table-cell office:value-type="percentage" office:value="0.75211471167132182" table:style-name="ce45">
            <text:p>75,2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9-16T13:56:45Z</meta:creation-date>
    <dc:date>2021-09-16T13:57:01Z</dc:date>
  </office:meta>
</office:document-meta>
</file>